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3C0000002AA0A59555.png"/>
  <manifest:file-entry manifest:media-type="image/png" manifest:full-path="Pictures/100000000000003C0000002AE95F4B93.png"/>
  <manifest:file-entry manifest:media-type="image/png" manifest:full-path="Pictures/100000000000003C0000002A2A04D9EB.png"/>
  <manifest:file-entry manifest:media-type="image/png" manifest:full-path="Pictures/100000000000003C0000002A9BE448F1.png"/>
  <manifest:file-entry manifest:media-type="image/png" manifest:full-path="Pictures/100002010000003C0000002AC1DD7131.png"/>
  <manifest:file-entry manifest:media-type="image/png" manifest:full-path="Pictures/100000000000003C0000002A964A8EEA.png"/>
  <manifest:file-entry manifest:media-type="image/png" manifest:full-path="Pictures/100002010000003C0000002A52EF791A.png"/>
  <manifest:file-entry manifest:media-type="image/png" manifest:full-path="Pictures/100000000000003C0000002AB467DAA2.png"/>
  <manifest:file-entry manifest:media-type="image/png" manifest:full-path="Pictures/100000000000003C0000002A506FF7A9.png"/>
  <manifest:file-entry manifest:media-type="image/png" manifest:full-path="Pictures/100000000000003C0000002AFBB435BD.png"/>
  <manifest:file-entry manifest:media-type="image/png" manifest:full-path="Pictures/100000000000003C0000002A5D9AE295.png"/>
  <manifest:file-entry manifest:media-type="image/png" manifest:full-path="Pictures/100000000000003C0000002A1905051D.png"/>
  <manifest:file-entry manifest:media-type="image/png" manifest:full-path="Pictures/100000000000003C0000002A7D38CDDE.png"/>
  <manifest:file-entry manifest:media-type="image/png" manifest:full-path="Pictures/100000000000003C0000002AE27C9FD2.png"/>
  <manifest:file-entry manifest:media-type="image/png" manifest:full-path="Pictures/100000000000003C0000002A8D060F8C.png"/>
  <manifest:file-entry manifest:media-type="image/png" manifest:full-path="Pictures/100000000000003C0000002A6D9422EC.png"/>
  <manifest:file-entry manifest:media-type="image/png" manifest:full-path="Pictures/100000000000003C0000002AA547A55D.png"/>
  <manifest:file-entry manifest:media-type="image/png" manifest:full-path="Pictures/100000000000003C0000002AFEF714D7.png"/>
  <manifest:file-entry manifest:media-type="image/png" manifest:full-path="Pictures/100000000000003C0000002A4F41EA2A.png"/>
  <manifest:file-entry manifest:media-type="image/png" manifest:full-path="Pictures/100000000000003C0000002ADF367654.png"/>
  <manifest:file-entry manifest:media-type="image/png" manifest:full-path="Pictures/100002010000003C0000002AA7D5646E.png"/>
  <manifest:file-entry manifest:media-type="image/png" manifest:full-path="Pictures/100000000000003C0000002864D85DB2.png"/>
  <manifest:file-entry manifest:media-type="image/png" manifest:full-path="Pictures/100000000000003C0000002A9BF170D9.png"/>
  <manifest:file-entry manifest:media-type="image/png" manifest:full-path="Pictures/100000000000003C0000002AD0B6E2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5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0.753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1.134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1.065cm"/>
    </style:style>
    <style:style style:name="co12" style:family="table-column">
      <style:table-column-properties fo:break-before="auto" style:column-width="3.216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205cm"/>
    </style:style>
    <style:style style:name="co16" style:family="table-column">
      <style:table-column-properties fo:break-before="auto" style:column-width="1.074cm"/>
    </style:style>
    <style:style style:name="co17" style:family="table-column">
      <style:table-column-properties fo:break-before="auto" style:column-width="0.797cm"/>
    </style:style>
    <style:style style:name="co18" style:family="table-column">
      <style:table-column-properties fo:break-before="auto" style:column-width="0.762cm"/>
    </style:style>
    <style:style style:name="co19" style:family="table-column">
      <style:table-column-properties fo:break-before="auto" style:column-width="0.76cm"/>
    </style:style>
    <style:style style:name="co20" style:family="table-column">
      <style:table-column-properties fo:break-before="auto" style:column-width="2.766cm"/>
    </style:style>
    <style:style style:name="co21" style:family="table-column">
      <style:table-column-properties fo:break-before="auto" style:column-width="1.725cm"/>
    </style:style>
    <style:style style:name="co22" style:family="table-column">
      <style:table-column-properties fo:break-before="auto" style:column-width="1.9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 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schibut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üdsuda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o Tomé und Princip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dagask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Komor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Mauriti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li 2" table:style-name="ta1" table:print="false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11" table:default-cell-style-name="ce3"/>
        <table:table-column table:style-name="co8" table:default-cell-style-name="ce3"/>
        <table:table-column table:style-name="co3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8" table:default-cell-style-name="ce3"/>
        <table:table-column table:style-name="co14" table:default-cell-style-name="ce3"/>
        <table:table-column table:style-name="co9" table:default-cell-style-name="ce3"/>
        <table:table-column table:style-name="co11" table:default-cell-style-name="ce3"/>
        <table:table-column table:style-name="co14" table:default-cell-style-name="ce3"/>
        <table:table-column table:style-name="co15" table:default-cell-style-name="ce3"/>
        <table:table-column table:style-name="co3" table:number-columns-repeated="1001" table:default-cell-style-name="ce3"/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Gruppe A</text:p>
          </table:table-cell>
          <table:table-cell table:number-columns-repeated="11"/>
          <table:table-cell table:style-name="ce4" office:value-type="string">
            <text:p>Gruppe G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SEN</text:p>
          </table:table-cell>
          <table:table-cell office:value-type="string">
            <text:p>MAD</text:p>
          </table:table-cell>
          <table:table-cell office:value-type="string">
            <text:p>ÄQU</text:p>
          </table:table-cell>
          <table:table-cell office:value-type="string">
            <text:p>SUD</text:p>
          </table:table-cell>
          <table:table-cell table:number-columns-repeated="8"/>
          <table:table-cell office:value-type="string">
            <text:p>SIM</text:p>
          </table:table-cell>
          <table:table-cell office:value-type="string">
            <text:p>DRC</text:p>
          </table:table-cell>
          <table:table-cell office:value-type="string">
            <text:p>LIB</text:p>
          </table:table-cell>
          <table:table-cell office:value-type="string">
            <text:p>CON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Senegal</text:p>
          </table:table-cell>
          <table:table-cell table:style-name="ce5" office:value-type="string">
            <text:p>12:2</text:p>
          </table:table-cell>
          <table:table-cell table:style-name="ce5" office:value-type="float" office:value="16">
            <text:p>16</text:p>
          </table:table-cell>
          <table:table-cell/>
          <table:table-cell office:value-type="string">
            <text:p>SEN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table:number-columns-repeated="2" office:value-type="string">
            <text:p>3: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Simbabwe</text:p>
          </table:table-cell>
          <table:table-cell table:style-name="ce5" office:value-type="string">
            <text:p>9:4</text:p>
          </table:table-cell>
          <table:table-cell table:style-name="ce5" office:value-type="string">
            <text:p>11</text:p>
          </table:table-cell>
          <table:table-cell/>
          <table:table-cell office:value-type="string">
            <text:p>SIM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3:0</text:p>
          </table:table-cell>
          <table:table-cell office:value-type="string">
            <text:p>2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Madagaskar</text:p>
          </table:table-cell>
          <table:table-cell table:style-name="ce5" office:value-type="string">
            <text:p>8:8</text:p>
          </table:table-cell>
          <table:table-cell table:style-name="ce5" office:value-type="float" office:value="10">
            <text:p>10</text:p>
          </table:table-cell>
          <table:table-cell/>
          <table:table-cell office:value-type="string">
            <text:p>MAD</text:p>
          </table:table-cell>
          <table:table-cell office:value-type="string">
            <text:p>2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1: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DR Kongo</text:p>
          </table:table-cell>
          <table:table-cell table:style-name="ce5" office:value-type="string">
            <text:p>8:6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DRC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Äquatorialguinea</text:p>
          </table:table-cell>
          <table:table-cell office:value-type="string">
            <text:p>5: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ÄQU</text:p>
          </table:table-cell>
          <table:table-cell table:number-columns-repeated="2"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iberia</text:p>
          </table:table-cell>
          <table:table-cell office:value-type="string">
            <text:p>5:9</text:p>
          </table:table-cell>
          <table:table-cell office:value-type="string">
            <text:p>7</text:p>
          </table:table-cell>
          <table:table-cell/>
          <table:table-cell office:value-type="string">
            <text:p>LIB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Sudan</text:p>
          </table:table-cell>
          <table:table-cell office:value-type="string">
            <text:p>5:1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D</text:p>
          </table:table-cell>
          <table:table-cell office:value-type="string">
            <text:p>0:1</text:p>
          </table:table-cell>
          <table:table-cell office:value-type="string">
            <text:p>1:3</text:p>
          </table:table-cell>
          <table:table-cell office:value-type="string">
            <text:p>1:4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Kongo</text:p>
          </table:table-cell>
          <table:table-cell office:value-type="string">
            <text:p>7:10</text:p>
          </table:table-cell>
          <table:table-cell office:value-type="string">
            <text:p>5</text:p>
          </table:table-cell>
          <table:table-cell/>
          <table:table-cell office:value-type="string">
            <text:p>CON</text:p>
          </table:table-cell>
          <table:table-cell table:number-columns-repeated="2" office:value-type="string">
            <text:p>1:1</text:p>
          </table:table-cell>
          <table:table-cell office:value-type="string">
            <text:p>3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B</text:p>
          </table:table-cell>
          <table:table-cell table:number-columns-repeated="11"/>
          <table:table-cell table:style-name="ce4" office:value-type="string">
            <text:p>Gruppe H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MAR</text:p>
          </table:table-cell>
          <table:table-cell office:value-type="string">
            <text:p>KAM</text:p>
          </table:table-cell>
          <table:table-cell office:value-type="string">
            <text:p>MAL</text:p>
          </table:table-cell>
          <table:table-cell office:value-type="string">
            <text:p>KOM</text:p>
          </table:table-cell>
          <table:table-cell table:number-columns-repeated="8"/>
          <table:table-cell office:value-type="string">
            <text:p>GUI</text:p>
          </table:table-cell>
          <table:table-cell office:value-type="string">
            <text:p>CIV</text:p>
          </table:table-cell>
          <table:table-cell office:value-type="string">
            <text:p>CAR</text:p>
          </table:table-cell>
          <table:table-cell office:value-type="string">
            <text:p>RWA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Marokko</text:p>
          </table:table-cell>
          <table:table-cell table:style-name="ce5" office:value-type="string">
            <text:p>8:3</text:p>
          </table:table-cell>
          <table:table-cell table:style-name="ce5" office:value-type="string">
            <text:p>11</text:p>
          </table:table-cell>
          <table:table-cell table:style-name="Default"/>
          <table:table-cell office:value-type="string">
            <text:p>MAR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3:0</text:p>
          </table:table-cell>
          <table:table-cell office:value-type="string">
            <text:p>1: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Guinea</text:p>
          </table:table-cell>
          <table:table-cell table:style-name="ce5" office:value-type="string">
            <text:p>8:4</text:p>
          </table:table-cell>
          <table:table-cell table:style-name="ce5" office:value-type="string">
            <text:p>12</text:p>
          </table:table-cell>
          <table:table-cell/>
          <table:table-cell office:value-type="string">
            <text:p>GUI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1:0</text:p>
          </table:table-cell>
          <table:table-cell office:value-type="string">
            <text:p>2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Kamerun</text:p>
          </table:table-cell>
          <table:table-cell table:style-name="ce5" office:value-type="string">
            <text:p>6:3</text:p>
          </table:table-cell>
          <table:table-cell table:style-name="ce5" office:value-type="string">
            <text:p>11</text:p>
          </table:table-cell>
          <table:table-cell table:style-name="Default"/>
          <table:table-cell office:value-type="string">
            <text:p>KAM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3:0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Elfenbeinküste</text:p>
          </table:table-cell>
          <table:table-cell table:style-name="ce5" office:value-type="string">
            <text:p>12:5</text:p>
          </table:table-cell>
          <table:table-cell table:style-name="ce5" office:value-type="string">
            <text:p>11</text:p>
          </table:table-cell>
          <table:table-cell/>
          <table:table-cell office:value-type="string">
            <text:p>CIV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4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Malawi</text:p>
          </table:table-cell>
          <table:table-cell office:value-type="string">
            <text:p>2:6</text:p>
          </table:table-cell>
          <table:table-cell office:value-type="string">
            <text:p>5</text:p>
          </table:table-cell>
          <table:table-cell table:style-name="Default"/>
          <table:table-cell office:value-type="string">
            <text:p>MAL</text:p>
          </table:table-cell>
          <table:table-cell table:number-columns-repeated="2"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entralafrika</text:p>
          </table:table-cell>
          <table:table-cell office:value-type="string">
            <text:p>4:8</text:p>
          </table:table-cell>
          <table:table-cell office:value-type="string">
            <text:p>6</text:p>
          </table:table-cell>
          <table:table-cell/>
          <table:table-cell office:value-type="string">
            <text:p>CAR</text:p>
          </table:table-cell>
          <table:table-cell table:number-columns-repeated="2"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Komoren</text:p>
          </table:table-cell>
          <table:table-cell office:value-type="string">
            <text:p>5:9</text:p>
          </table:table-cell>
          <table:table-cell office:value-type="string">
            <text:p>5</text:p>
          </table:table-cell>
          <table:table-cell table:style-name="Default"/>
          <table:table-cell office:value-type="string">
            <text:p>KOM</text:p>
          </table:table-cell>
          <table:table-cell office:value-type="string">
            <text:p>2:2</text:p>
          </table:table-cell>
          <table:table-cell office:value-type="string">
            <text:p>1:1</text:p>
          </table:table-cell>
          <table:table-cell office:value-type="string">
            <text:p>2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uanda</text:p>
          </table:table-cell>
          <table:table-cell office:value-type="string">
            <text:p>5:12</text:p>
          </table:table-cell>
          <table:table-cell office:value-type="string">
            <text:p>2</text:p>
          </table:table-cell>
          <table:table-cell/>
          <table:table-cell office:value-type="string">
            <text:p>RWA</text:p>
          </table:table-cell>
          <table:table-cell office:value-type="string">
            <text:p>1:1</text:p>
          </table:table-cell>
          <table:table-cell office:value-type="string">
            <text:p>1:2</text:p>
          </table:table-cell>
          <table:table-cell office:value-type="string">
            <text:p>2:2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C</text:p>
          </table:table-cell>
          <table:table-cell table:number-columns-repeated="11"/>
          <table:table-cell table:style-name="ce4" office:value-type="string">
            <text:p>Gruppe I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MLI</text:p>
          </table:table-cell>
          <table:table-cell office:value-type="string">
            <text:p>BUR</text:p>
          </table:table-cell>
          <table:table-cell office:value-type="string">
            <text:p>GAB</text:p>
          </table:table-cell>
          <table:table-cell office:value-type="string">
            <text:p>SSU</text:p>
          </table:table-cell>
          <table:table-cell table:number-columns-repeated="8"/>
          <table:table-cell office:value-type="string">
            <text:p>ANG</text:p>
          </table:table-cell>
          <table:table-cell office:value-type="string">
            <text:p>MAU</text:p>
          </table:table-cell>
          <table:table-cell office:value-type="string">
            <text:p>BFA</text:p>
          </table:table-cell>
          <table:table-cell office:value-type="string">
            <text:p>BOT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Mali</text:p>
          </table:table-cell>
          <table:table-cell table:style-name="ce5" office:value-type="string">
            <text:p>10:2</text:p>
          </table:table-cell>
          <table:table-cell table:style-name="ce5" office:value-type="string">
            <text:p>14</text:p>
          </table:table-cell>
          <table:table-cell/>
          <table:table-cell office:value-type="string">
            <text:p>MLI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2:1</text:p>
          </table:table-cell>
          <table:table-cell office:value-type="string">
            <text:p>3: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Angola</text:p>
          </table:table-cell>
          <table:table-cell table:style-name="ce5" office:value-type="string">
            <text:p>9:6</text:p>
          </table:table-cell>
          <table:table-cell table:style-name="ce5" office:value-type="string">
            <text:p>12</text:p>
          </table:table-cell>
          <table:table-cell/>
          <table:table-cell office:value-type="string">
            <text:p>ANG</text:p>
          </table:table-cell>
          <table:table-cell office:value-type="string">
            <text:p>-</text:p>
          </table:table-cell>
          <table:table-cell office:value-type="string">
            <text:p>4:1</text:p>
          </table:table-cell>
          <table:table-cell office:value-type="string">
            <text:p>2:1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Burundi</text:p>
          </table:table-cell>
          <table:table-cell table:style-name="ce5" office:value-type="string">
            <text:p>11:5</text:p>
          </table:table-cell>
          <table:table-cell table:style-name="ce5" office:value-type="string">
            <text:p>10</text:p>
          </table:table-cell>
          <table:table-cell/>
          <table:table-cell office:value-type="string">
            <text:p>BUR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3:0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Mauretanien</text:p>
          </table:table-cell>
          <table:table-cell table:style-name="ce5" office:value-type="string">
            <text:p>7:6</text:p>
          </table:table-cell>
          <table:table-cell table:style-name="ce5" office:value-type="string">
            <text:p>12</text:p>
          </table:table-cell>
          <table:table-cell/>
          <table:table-cell office:value-type="string">
            <text:p>MAU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Gabun</text:p>
          </table:table-cell>
          <table:table-cell office:value-type="string">
            <text:p>7:5</text:p>
          </table:table-cell>
          <table:table-cell office:value-type="string">
            <text:p>8</text:p>
          </table:table-cell>
          <table:table-cell/>
          <table:table-cell office:value-type="string">
            <text:p>GAB</text:p>
          </table:table-cell>
          <table:table-cell office:value-type="string">
            <text:p>0:1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rkina Faso</text:p>
          </table:table-cell>
          <table:table-cell office:value-type="string">
            <text:p>8:5</text:p>
          </table:table-cell>
          <table:table-cell office:value-type="string">
            <text:p>10</text:p>
          </table:table-cell>
          <table:table-cell/>
          <table:table-cell office:value-type="string">
            <text:p>BFA</text:p>
          </table:table-cell>
          <table:table-cell office:value-type="string">
            <text:p>3:1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Südsudan</text:p>
          </table:table-cell>
          <table:table-cell office:value-type="string">
            <text:p>2:18</text:p>
          </table:table-cell>
          <table:table-cell office:value-type="string">
            <text:p>0</text:p>
          </table:table-cell>
          <table:table-cell/>
          <table:table-cell office:value-type="string">
            <text:p>SSU</text:p>
          </table:table-cell>
          <table:table-cell office:value-type="string">
            <text:p>0:3</text:p>
          </table:table-cell>
          <table:table-cell office:value-type="string">
            <text:p>2:5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Botsuana</text:p>
          </table:table-cell>
          <table:table-cell office:value-type="string">
            <text:p>1:8</text:p>
          </table:table-cell>
          <table:table-cell office:value-type="string">
            <text:p>1</text:p>
          </table:table-cell>
          <table:table-cell/>
          <table:table-cell office:value-type="string">
            <text:p>BOT</text:p>
          </table:table-cell>
          <table:table-cell table:number-columns-repeated="2" office:value-type="string">
            <text:p>0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D</text:p>
          </table:table-cell>
          <table:table-cell table:number-columns-repeated="11"/>
          <table:table-cell table:style-name="ce4" office:value-type="string">
            <text:p>Gruppe J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ALG</text:p>
          </table:table-cell>
          <table:table-cell office:value-type="string">
            <text:p>BEN</text:p>
          </table:table-cell>
          <table:table-cell office:value-type="string">
            <text:p>GAM</text:p>
          </table:table-cell>
          <table:table-cell office:value-type="string">
            <text:p>TOG</text:p>
          </table:table-cell>
          <table:table-cell table:number-columns-repeated="8"/>
          <table:table-cell office:value-type="string">
            <text:p>TUN</text:p>
          </table:table-cell>
          <table:table-cell office:value-type="string">
            <text:p>EGY</text:p>
          </table:table-cell>
          <table:table-cell office:value-type="string">
            <text:p>NIG</text:p>
          </table:table-cell>
          <table:table-cell office:value-type="string">
            <text:p>SWA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Algerien</text:p>
          </table:table-cell>
          <table:table-cell table:style-name="ce5" office:value-type="string">
            <text:p>9:4</text:p>
          </table:table-cell>
          <table:table-cell table:style-name="ce5" office:value-type="string">
            <text:p>11</text:p>
          </table:table-cell>
          <table:table-cell/>
          <table:table-cell office:value-type="string">
            <text:p>ALG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1:1</text:p>
          </table:table-cell>
          <table:table-cell office:value-type="string">
            <text:p>1: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Tunesien</text:p>
          </table:table-cell>
          <table:table-cell table:style-name="ce5" office:value-type="string">
            <text:p>12:4</text:p>
          </table:table-cell>
          <table:table-cell table:style-name="ce5" office:value-type="string">
            <text:p>15</text:p>
          </table:table-cell>
          <table:table-cell/>
          <table:table-cell office:value-type="string">
            <text:p>TUN</text:p>
          </table:table-cell>
          <table:table-cell office:value-type="string">
            <text:p>-</text:p>
          </table:table-cell>
          <table:table-cell table:number-columns-repeated="2" office:value-type="string">
            <text:p>1:0</text:p>
          </table:table-cell>
          <table:table-cell office:value-type="string">
            <text:p>4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Benin</text:p>
          </table:table-cell>
          <table:table-cell table:style-name="ce5" office:value-type="string">
            <text:p>5:6</text:p>
          </table:table-cell>
          <table:table-cell table:style-name="ce5" office:value-type="string">
            <text:p>10</text:p>
          </table:table-cell>
          <table:table-cell/>
          <table:table-cell office:value-type="string">
            <text:p>BEN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Ägypten</text:p>
          </table:table-cell>
          <table:table-cell table:style-name="ce5" office:value-type="string">
            <text:p>16:5</text:p>
          </table:table-cell>
          <table:table-cell table:style-name="ce5" office:value-type="string">
            <text:p>13</text:p>
          </table:table-cell>
          <table:table-cell/>
          <table:table-cell office:value-type="string">
            <text:p>EGY</text:p>
          </table:table-cell>
          <table:table-cell office:value-type="string">
            <text:p>3:2</text:p>
          </table:table-cell>
          <table:table-cell office:value-type="string">
            <text:p>-</text:p>
          </table:table-cell>
          <table:table-cell office:value-type="string">
            <text:p>6:0</text:p>
          </table:table-cell>
          <table:table-cell office:value-type="string">
            <text:p>4:1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Gambia</text:p>
          </table:table-cell>
          <table:table-cell office:value-type="string">
            <text:p>6:6</text:p>
          </table:table-cell>
          <table:table-cell office:value-type="string">
            <text:p>6</text:p>
          </table:table-cell>
          <table:table-cell/>
          <table:table-cell office:value-type="string">
            <text:p>GAM</text:p>
          </table:table-cell>
          <table:table-cell office:value-type="string">
            <text:p>1:1</text:p>
          </table:table-cell>
          <table:table-cell office:value-type="string">
            <text:p>3:1</text:p>
          </table:table-cell>
          <table:table-cell office:value-type="string">
            <text:p>-</text:p>
          </table:table-cell>
          <table:table-cell office:value-type="string">
            <text:p>0: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ger</text:p>
          </table:table-cell>
          <table:table-cell office:value-type="string">
            <text:p>4:11</text:p>
          </table:table-cell>
          <table:table-cell office:value-type="string">
            <text:p>5</text:p>
          </table:table-cell>
          <table:table-cell/>
          <table:table-cell office:value-type="string">
            <text:p>NIG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Togo</text:p>
          </table:table-cell>
          <table:table-cell office:value-type="string">
            <text:p>4:8</text:p>
          </table:table-cell>
          <table:table-cell office:value-type="string">
            <text:p>5</text:p>
          </table:table-cell>
          <table:table-cell/>
          <table:table-cell office:value-type="string">
            <text:p>TOG</text:p>
          </table:table-cell>
          <table:table-cell office:value-type="string">
            <text:p>1:4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wasiland</text:p>
          </table:table-cell>
          <table:table-cell office:value-type="string">
            <text:p>2:14</text:p>
          </table:table-cell>
          <table:table-cell office:value-type="string">
            <text:p>1</text:p>
          </table:table-cell>
          <table:table-cell/>
          <table:table-cell office:value-type="string">
            <text:p>SWA</text:p>
          </table:table-cell>
          <table:table-cell table:number-columns-repeated="2" office:value-type="string">
            <text:p>0:2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E</text:p>
          </table:table-cell>
          <table:table-cell table:number-columns-repeated="11"/>
          <table:table-cell table:style-name="ce4" office:value-type="string">
            <text:p>Gruppe K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NIG</text:p>
          </table:table-cell>
          <table:table-cell office:value-type="string">
            <text:p>RSA</text:p>
          </table:table-cell>
          <table:table-cell office:value-type="string">
            <text:p>LBY</text:p>
          </table:table-cell>
          <table:table-cell office:value-type="string">
            <text:p>SEY</text:p>
          </table:table-cell>
          <table:table-cell table:number-columns-repeated="8"/>
          <table:table-cell office:value-type="string">
            <text:p>GBI</text:p>
          </table:table-cell>
          <table:table-cell office:value-type="string">
            <text:p>NAM</text:p>
          </table:table-cell>
          <table:table-cell office:value-type="string">
            <text:p>MOS</text:p>
          </table:table-cell>
          <table:table-cell office:value-type="string">
            <text:p>SAM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Nigeria</text:p>
          </table:table-cell>
          <table:table-cell table:style-name="ce5" office:value-type="string">
            <text:p>14:6</text:p>
          </table:table-cell>
          <table:table-cell table:style-name="ce5" office:value-type="string">
            <text:p>13</text:p>
          </table:table-cell>
          <table:table-cell/>
          <table:table-cell office:value-type="string">
            <text:p>NIG</text:p>
          </table:table-cell>
          <table:table-cell office:value-type="string">
            <text:p>-</text:p>
          </table:table-cell>
          <table:table-cell office:value-type="string">
            <text:p>0:2</text:p>
          </table:table-cell>
          <table:table-cell office:value-type="string">
            <text:p>4:0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Guinea-Bissau</text:p>
          </table:table-cell>
          <table:table-cell table:style-name="ce5" office:value-type="string">
            <text:p>8:7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GBI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2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Südafrika</text:p>
          </table:table-cell>
          <table:table-cell table:style-name="ce5" office:value-type="string">
            <text:p>11:2</text:p>
          </table:table-cell>
          <table:table-cell table:style-name="ce5" office:value-type="string">
            <text:p>12</text:p>
          </table:table-cell>
          <table:table-cell/>
          <table:table-cell office:value-type="string">
            <text:p>RSA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6:0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Namibia</text:p>
          </table:table-cell>
          <table:table-cell table:style-name="ce5" office:value-type="string">
            <text:p>5:7</text:p>
          </table:table-cell>
          <table:table-cell table:style-name="ce5" office:value-type="string">
            <text:p>8</text:p>
          </table:table-cell>
          <table:table-cell/>
          <table:table-cell office:value-type="string">
            <text:p>NAM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Libyen</text:p>
          </table:table-cell>
          <table:table-cell office:value-type="string">
            <text:p>16:11</text:p>
          </table:table-cell>
          <table:table-cell office:value-type="string">
            <text:p>7</text:p>
          </table:table-cell>
          <table:table-cell/>
          <table:table-cell office:value-type="string">
            <text:p>LBY</text:p>
          </table:table-cell>
          <table:table-cell office:value-type="string">
            <text:p>2:3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5: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sambik</text:p>
          </table:table-cell>
          <table:table-cell office:value-type="string">
            <text:p>7:7</text:p>
          </table:table-cell>
          <table:table-cell office:value-type="string">
            <text:p>8</text:p>
          </table:table-cell>
          <table:table-cell/>
          <table:table-cell office:value-type="string">
            <text:p>MOS</text:p>
          </table:table-cell>
          <table:table-cell office:value-type="string">
            <text:p>2:2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Seychellen</text:p>
          </table:table-cell>
          <table:table-cell office:value-type="string">
            <text:p>3:25</text:p>
          </table:table-cell>
          <table:table-cell office:value-type="string">
            <text:p>1</text:p>
          </table:table-cell>
          <table:table-cell/>
          <table:table-cell office:value-type="string">
            <text:p>SEY</text:p>
          </table:table-cell>
          <table:table-cell office:value-type="string">
            <text:p>0:3</text:p>
          </table:table-cell>
          <table:table-cell office:value-type="string">
            <text:p>0:0</text:p>
          </table:table-cell>
          <table:table-cell office:value-type="string">
            <text:p>1:8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mbia</text:p>
          </table:table-cell>
          <table:table-cell office:value-type="string">
            <text:p>8:7</text:p>
          </table:table-cell>
          <table:table-cell office:value-type="string">
            <text:p>7</text:p>
          </table:table-cell>
          <table:table-cell/>
          <table:table-cell office:value-type="string">
            <text:p>SAM</text:p>
          </table:table-cell>
          <table:table-cell office:value-type="string">
            <text:p>2:1</text:p>
          </table:table-cell>
          <table:table-cell office:value-type="string">
            <text:p>4:1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F</text:p>
          </table:table-cell>
          <table:table-cell table:number-columns-repeated="11"/>
          <table:table-cell table:style-name="ce4" office:value-type="string">
            <text:p>Gruppe L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GHA</text:p>
          </table:table-cell>
          <table:table-cell office:value-type="string">
            <text:p>KEN</text:p>
          </table:table-cell>
          <table:table-cell office:value-type="string">
            <text:p>ÄTH</text:p>
          </table:table-cell>
          <table:table-cell office:value-type="string">
            <text:p>SLE</text:p>
          </table:table-cell>
          <table:table-cell table:number-columns-repeated="8"/>
          <table:table-cell office:value-type="string">
            <text:p>UGA</text:p>
          </table:table-cell>
          <table:table-cell office:value-type="string">
            <text:p>TAN</text:p>
          </table:table-cell>
          <table:table-cell office:value-type="string">
            <text:p>LES</text:p>
          </table:table-cell>
          <table:table-cell office:value-type="string">
            <text:p>KPV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Ghana</text:p>
          </table:table-cell>
          <table:table-cell table:style-name="ce5" office:value-type="string">
            <text:p>8:1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GHA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5:0</text:p>
          </table:table-cell>
          <table:table-cell office:value-type="string">
            <text:p>()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Uganda</text:p>
          </table:table-cell>
          <table:table-cell table:style-name="ce5" office:value-type="string">
            <text:p>7:3</text:p>
          </table:table-cell>
          <table:table-cell table:style-name="ce5" office:value-type="string">
            <text:p>13</text:p>
          </table:table-cell>
          <table:table-cell/>
          <table:table-cell office:value-type="string">
            <text:p>UGA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0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Kenia</text:p>
          </table:table-cell>
          <table:table-cell table:style-name="ce5" office:value-type="string">
            <text:p>4:1</text:p>
          </table:table-cell>
          <table:table-cell table:style-name="ce5" office:value-type="string">
            <text:p>7</text:p>
          </table:table-cell>
          <table:table-cell/>
          <table:table-cell office:value-type="string">
            <text:p>KEN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 office:value-type="string">
            <text:p>()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Tansania</text:p>
          </table:table-cell>
          <table:table-cell table:style-name="ce5" office:value-type="string">
            <text:p>6:5</text:p>
          </table:table-cell>
          <table:table-cell table:style-name="ce5" office:value-type="string">
            <text:p>8</text:p>
          </table:table-cell>
          <table:table-cell/>
          <table:table-cell office:value-type="string">
            <text:p>TAN</text:p>
          </table:table-cell>
          <table:table-cell office:value-type="string">
            <text:p>3:0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2:0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Äthiopien</text:p>
          </table:table-cell>
          <table:table-cell office:value-type="string">
            <text:p>0:10</text:p>
          </table:table-cell>
          <table:table-cell office:value-type="string">
            <text:p>1</text:p>
          </table:table-cell>
          <table:table-cell/>
          <table:table-cell office:value-type="string">
            <text:p>ÄTH</text:p>
          </table:table-cell>
          <table:table-cell office:value-type="string">
            <text:p>0:2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(1:0)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esotho</text:p>
          </table:table-cell>
          <table:table-cell office:value-type="string">
            <text:p>3:7</text:p>
          </table:table-cell>
          <table:table-cell office:value-type="string">
            <text:p>6</text:p>
          </table:table-cell>
          <table:table-cell/>
          <table:table-cell office:value-type="string">
            <text:p>LES</text:p>
          </table:table-cell>
          <table:table-cell office:value-type="string">
            <text:p>0:2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Sierra Leone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/>
          <table:table-cell office:value-type="string">
            <text:p>SLE</text:p>
          </table:table-cell>
          <table:table-cell office:value-type="string">
            <text:p>()</text:p>
          </table:table-cell>
          <table:table-cell office:value-type="string">
            <text:p>(2:1)</text:p>
          </table:table-cell>
          <table:table-cell office:value-type="string">
            <text:p>()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Kap Verde</text:p>
          </table:table-cell>
          <table:table-cell office:value-type="string">
            <text:p>4:5</text:p>
          </table:table-cell>
          <table:table-cell office:value-type="string">
            <text:p>5</text:p>
          </table:table-cell>
          <table:table-cell/>
          <table:table-cell office:value-type="string">
            <text:p>KPV</text:p>
          </table:table-cell>
          <table:table-cell office:value-type="string">
            <text:p>0:1</text:p>
          </table:table-cell>
          <table:table-cell office:value-type="string">
            <text:p>3:0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rrunde" table:style-name="ta1" table:print="false">
        <table:table-column table:style-name="co3" table:default-cell-style-name="ce1"/>
        <table:table-column table:style-name="co4" table:default-cell-style-name="ce1"/>
        <table:table-column table:style-name="co12" table:default-cell-style-name="ce1"/>
        <table:table-column table:style-name="co16" table:default-cell-style-name="ce3"/>
        <table:table-column table:style-name="co17" table:default-cell-style-name="ce1"/>
        <table:table-column table:style-name="co8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3" table:number-columns-repeated="1014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Gruppe A</text:p>
          </table:table-cell>
          <table:table-cell table:number-columns-repeated="1023"/>
        </table:table-row>
        <table:table-row table:style-name="ro2">
          <table:table-cell table:number-columns-repeated="5"/>
          <table:table-cell>
            <draw:frame table:end-cell-address="Vorrunde.G4" table:end-x="0.526cm" table:end-y="0.46cm" draw:z-index="6" draw:name="Grafik 1" draw:style-name="gr1" draw:text-style-name="P1" svg:width="0.6cm" svg:height="0.46cm" svg:x="0.923cm" svg:y="0cm">
              <draw:image xlink:href="Pictures/100000000000003C0000002A5D9AE295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Vorrunde.J4" table:end-x="0.467cm" table:end-y="0.46cm" draw:z-index="13" draw:name="Grafik 2" draw:style-name="gr1" draw:text-style-name="P1" svg:width="0.6cm" svg:height="0.46cm" svg:x="0.624cm" svg:y="0cm">
              <draw:image xlink:href="Pictures/100000000000003C0000002AFBB435BD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Vorrunde.B5" table:end-x="0.607cm" table:end-y="0.461cm" draw:z-index="0" draw:name="Grafik 1" draw:style-name="gr1" draw:text-style-name="P1" svg:width="0.6cm" svg:height="0.46cm" svg:x="0.007cm" svg:y="0.001cm">
              <draw:image xlink:href="Pictures/100000000000003C0000002A5D9AE295.png" xlink:type="simple" xlink:show="embed" xlink:actuate="onLoad">
                <text:p/>
              </draw:image>
            </draw:frame>
          </table:table-cell>
          <table:table-cell table:style-name="ce2" office:value-type="string">
            <text:p>Ägypten</text:p>
          </table:table-cell>
          <table:table-cell table:style-name="ce5" office:value-type="string">
            <text:p>5:0</text:p>
          </table:table-cell>
          <table:table-cell table:style-name="ce2" office:value-type="float" office:value="9">
            <text:p>9</text:p>
          </table:table-cell>
          <table:table-cell>
            <draw:frame table:end-cell-address="Vorrunde.G5" table:end-x="0.526cm" table:end-y="0.462cm" draw:z-index="10" draw:name="Grafik 3" draw:style-name="gr1" draw:text-style-name="P1" svg:width="0.6cm" svg:height="0.46cm" svg:x="0.923cm" svg:y="0.002cm">
              <draw:image xlink:href="Pictures/100000000000003C0000002AB467DAA2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Vorrunde.J5" table:end-x="0.467cm" table:end-y="0.462cm" draw:z-index="7" draw:name="Grafik 4" draw:style-name="gr1" draw:text-style-name="P1" svg:width="0.6cm" svg:height="0.46cm" svg:x="0.624cm" svg:y="0.002cm">
              <draw:image xlink:href="Pictures/100002010000003C0000002A52EF791A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Vorrunde.B6" table:end-x="0.607cm" table:end-y="0.46cm" draw:z-index="3" draw:name="Grafik 4" draw:style-name="gr1" draw:text-style-name="P1" svg:width="0.6cm" svg:height="0.46cm" svg:x="0.007cm" svg:y="0cm">
              <draw:image xlink:href="Pictures/100002010000003C0000002A52EF791A.png" xlink:type="simple" xlink:show="embed" xlink:actuate="onLoad">
                <text:p/>
              </draw:image>
            </draw:frame>
          </table:table-cell>
          <table:table-cell table:style-name="ce2" office:value-type="string">
            <text:p>Uganda</text:p>
          </table:table-cell>
          <table:table-cell table:style-name="ce5" office:value-type="string">
            <text:p>3:3</text:p>
          </table:table-cell>
          <table:table-cell table:style-name="ce2" office:value-type="float" office:value="4">
            <text:p>4</text:p>
          </table:table-cell>
          <table:table-cell>
            <draw:frame table:end-cell-address="Vorrunde.G6" table:end-x="0.526cm" table:end-y="0.46cm" draw:z-index="8" draw:name="Grafik 4" draw:style-name="gr1" draw:text-style-name="P1" svg:width="0.6cm" svg:height="0.46cm" svg:x="0.923cm" svg:y="0cm">
              <draw:image xlink:href="Pictures/100002010000003C0000002A52EF791A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Vorrunde.J6" table:end-x="0.467cm" table:end-y="0.46cm" draw:z-index="14" draw:name="Grafik 2" draw:style-name="gr1" draw:text-style-name="P1" svg:width="0.6cm" svg:height="0.46cm" svg:x="0.624cm" svg:y="0cm">
              <draw:image xlink:href="Pictures/100000000000003C0000002AFBB435BD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Vorrunde.B7" table:end-x="0.607cm" table:end-y="0.46cm" draw:z-index="2" draw:name="Grafik 3" draw:style-name="gr1" draw:text-style-name="P1" svg:width="0.6cm" svg:height="0.46cm" svg:x="0.007cm" svg:y="0cm">
              <draw:image xlink:href="Pictures/100000000000003C0000002AB467DAA2.png" xlink:type="simple" xlink:show="embed" xlink:actuate="onLoad">
                <text:p/>
              </draw:image>
            </draw:frame>
          </table:table-cell>
          <table:table-cell table:style-name="ce2" office:value-type="string">
            <text:p>DR Kongo</text:p>
          </table:table-cell>
          <table:table-cell table:style-name="ce5" office:value-type="string">
            <text:p>4:4</text:p>
          </table:table-cell>
          <table:table-cell table:style-name="ce2" office:value-type="float" office:value="3">
            <text:p>3</text:p>
          </table:table-cell>
          <table:table-cell>
            <draw:frame table:end-cell-address="Vorrunde.G7" table:end-x="0.526cm" table:end-y="0.46cm" draw:z-index="5" draw:name="Grafik 1" draw:style-name="gr1" draw:text-style-name="P1" svg:width="0.6cm" svg:height="0.46cm" svg:x="0.923cm" svg:y="0cm">
              <draw:image xlink:href="Pictures/100000000000003C0000002A5D9AE295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Vorrunde.J7" table:end-x="0.467cm" table:end-y="0.46cm" draw:z-index="11" draw:name="Grafik 3" draw:style-name="gr1" draw:text-style-name="P1" svg:width="0.6cm" svg:height="0.46cm" svg:x="0.624cm" svg:y="0cm">
              <draw:image xlink:href="Pictures/100000000000003C0000002AB467DAA2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Vorrunde.B8" table:end-x="0.607cm" table:end-y="0.461cm" draw:z-index="1" draw:name="Grafik 2" draw:style-name="gr1" draw:text-style-name="P1" svg:width="0.6cm" svg:height="0.46cm" svg:x="0.007cm" svg:y="0.001cm">
              <draw:image xlink:href="Pictures/100000000000003C0000002AFBB435BD.png" xlink:type="simple" xlink:show="embed" xlink:actuate="onLoad">
                <text:p/>
              </draw:image>
            </draw:frame>
          </table:table-cell>
          <table:table-cell office:value-type="string">
            <text:p>Simbabwe</text:p>
          </table:table-cell>
          <table:table-cell office:value-type="string">
            <text:p>1:6</text:p>
          </table:table-cell>
          <table:table-cell office:value-type="float" office:value="1">
            <text:p>1</text:p>
          </table:table-cell>
          <table:table-cell>
            <draw:frame table:end-cell-address="Vorrunde.G8" table:end-x="0.526cm" table:end-y="0.462cm" draw:z-index="15" draw:name="Grafik 2" draw:style-name="gr1" draw:text-style-name="P1" svg:width="0.6cm" svg:height="0.46cm" svg:x="0.923cm" svg:y="0.002cm">
              <draw:image xlink:href="Pictures/100000000000003C0000002AFBB435BD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  <draw:frame table:end-cell-address="Vorrunde.J8" table:end-x="0.467cm" table:end-y="0.462cm" draw:z-index="12" draw:name="Grafik 3" draw:style-name="gr1" draw:text-style-name="P1" svg:width="0.6cm" svg:height="0.46cm" svg:x="0.624cm" svg:y="0.002cm">
              <draw:image xlink:href="Pictures/100000000000003C0000002AB467DAA2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5"/>
          <table:table-cell>
            <draw:frame table:end-cell-address="Vorrunde.G9" table:end-x="0.526cm" table:end-y="0.46cm" draw:z-index="9" draw:name="Grafik 4" draw:style-name="gr1" draw:text-style-name="P1" svg:width="0.6cm" svg:height="0.46cm" svg:x="0.923cm" svg:y="0cm">
              <draw:image xlink:href="Pictures/100002010000003C0000002A52EF791A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Vorrunde.J9" table:end-x="0.467cm" table:end-y="0.46cm" draw:z-index="4" draw:name="Grafik 1" draw:style-name="gr1" draw:text-style-name="P1" svg:width="0.6cm" svg:height="0.46cm" svg:x="0.624cm" svg:y="0cm">
              <draw:image xlink:href="Pictures/100000000000003C0000002A5D9AE295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Gruppe B</text:p>
          </table:table-cell>
          <table:table-cell table:number-columns-repeated="1023"/>
        </table:table-row>
        <table:table-row table:style-name="ro2">
          <table:table-cell table:number-columns-repeated="5"/>
          <table:table-cell>
            <draw:frame table:end-cell-address="Vorrunde.G12" table:end-x="0.545cm" table:end-y="0.46cm" draw:z-index="42" draw:name="Grafik 5" draw:style-name="gr1" draw:text-style-name="P1" svg:width="0.6cm" svg:height="0.46cm" svg:x="0.942cm" svg:y="0cm">
              <draw:image xlink:href="Pictures/100000000000003C0000002AE27C9FD2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Vorrunde.J12" table:end-x="0.491cm" table:end-y="0.46cm" draw:z-index="40" draw:name="Grafik 6" draw:style-name="gr1" draw:text-style-name="P1" svg:width="0.6cm" svg:height="0.46cm" svg:x="0.648cm" svg:y="0cm">
              <draw:image xlink:href="Pictures/100000000000003C0000002A964A8EEA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Vorrunde.B13" table:end-x="0.607cm" table:end-y="0.461cm" draw:z-index="19" draw:name="Grafik 8" draw:style-name="gr1" draw:text-style-name="P1" svg:width="0.6cm" svg:height="0.46cm" svg:x="0.007cm" svg:y="0.001cm">
              <draw:image xlink:href="Pictures/100000000000003C0000002A4F41EA2A.png" xlink:type="simple" xlink:show="embed" xlink:actuate="onLoad">
                <text:p/>
              </draw:image>
            </draw:frame>
          </table:table-cell>
          <table:table-cell table:style-name="ce2" office:value-type="string">
            <text:p>Madagaskar</text:p>
          </table:table-cell>
          <table:table-cell table:style-name="ce5" office:value-type="string">
            <text:p>5:2</text:p>
          </table:table-cell>
          <table:table-cell table:style-name="ce2" office:value-type="float" office:value="7">
            <text:p>7</text:p>
          </table:table-cell>
          <table:table-cell>
            <draw:frame table:end-cell-address="Vorrunde.G13" table:end-x="0.545cm" table:end-y="0.462cm" draw:z-index="43" draw:name="Grafik 7" draw:style-name="gr1" draw:text-style-name="P1" svg:width="0.6cm" svg:height="0.46cm" svg:x="0.942cm" svg:y="0.002cm">
              <draw:image xlink:href="Pictures/100002010000003C0000002AC1DD7131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Vorrunde.J13" table:end-x="0.491cm" table:end-y="0.462cm" draw:z-index="36" draw:name="Grafik 8" draw:style-name="gr1" draw:text-style-name="P1" svg:width="0.6cm" svg:height="0.46cm" svg:x="0.648cm" svg:y="0.002cm">
              <draw:image xlink:href="Pictures/100000000000003C0000002A4F41EA2A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Vorrunde.B14" table:end-x="0.607cm" table:end-y="0.46cm" draw:z-index="16" draw:name="Grafik 5" draw:style-name="gr1" draw:text-style-name="P1" svg:width="0.6cm" svg:height="0.46cm" svg:x="0.007cm" svg:y="0cm">
              <draw:image xlink:href="Pictures/100000000000003C0000002AE27C9FD2.png" xlink:type="simple" xlink:show="embed" xlink:actuate="onLoad">
                <text:p/>
              </draw:image>
            </draw:frame>
          </table:table-cell>
          <table:table-cell table:style-name="ce2" office:value-type="string">
            <text:p>Nigeria</text:p>
          </table:table-cell>
          <table:table-cell table:style-name="ce5" office:value-type="string">
            <text:p>2:2</text:p>
          </table:table-cell>
          <table:table-cell table:style-name="ce2" office:value-type="float" office:value="6">
            <text:p>6</text:p>
          </table:table-cell>
          <table:table-cell>
            <draw:frame table:end-cell-address="Vorrunde.G14" table:end-x="0.545cm" table:end-y="0.46cm" draw:z-index="44" draw:name="Grafik 5" draw:style-name="gr1" draw:text-style-name="P1" svg:width="0.6cm" svg:height="0.46cm" svg:x="0.942cm" svg:y="0cm">
              <draw:image xlink:href="Pictures/100000000000003C0000002AE27C9FD2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Vorrunde.J14" table:end-x="0.491cm" table:end-y="0.46cm" draw:z-index="38" draw:name="Grafik 7" draw:style-name="gr1" draw:text-style-name="P1" svg:width="0.6cm" svg:height="0.46cm" svg:x="0.648cm" svg:y="0cm">
              <draw:image xlink:href="Pictures/100002010000003C0000002AC1DD7131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Vorrunde.B15" table:end-x="0.607cm" table:end-y="0.461cm" draw:z-index="18" draw:name="Grafik 7" draw:style-name="gr1" draw:text-style-name="P1" svg:width="0.6cm" svg:height="0.46cm" svg:x="0.007cm" svg:y="0.001cm">
              <draw:image xlink:href="Pictures/100002010000003C0000002AC1DD7131.png" xlink:type="simple" xlink:show="embed" xlink:actuate="onLoad">
                <text:p/>
              </draw:image>
            </draw:frame>
          </table:table-cell>
          <table:table-cell table:style-name="ce2" office:value-type="string">
            <text:p>Guinea</text:p>
          </table:table-cell>
          <table:table-cell table:style-name="ce5" office:value-type="string">
            <text:p>4:3</text:p>
          </table:table-cell>
          <table:table-cell table:style-name="ce2" office:value-type="float" office:value="4">
            <text:p>4</text:p>
          </table:table-cell>
          <table:table-cell>
            <draw:frame table:end-cell-address="Vorrunde.G15" table:end-x="0.545cm" table:end-y="0.462cm" draw:z-index="45" draw:name="Grafik 8" draw:style-name="gr1" draw:text-style-name="P1" svg:width="0.6cm" svg:height="0.46cm" svg:x="0.942cm" svg:y="0.002cm">
              <draw:image xlink:href="Pictures/100000000000003C0000002A4F41EA2A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Vorrunde.J15" table:end-x="0.491cm" table:end-y="0.462cm" draw:z-index="41" draw:name="Grafik 6" draw:style-name="gr1" draw:text-style-name="P1" svg:width="0.6cm" svg:height="0.46cm" svg:x="0.648cm" svg:y="0.002cm">
              <draw:image xlink:href="Pictures/100000000000003C0000002A964A8EEA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Vorrunde.B16" table:end-x="0.607cm" table:end-y="0.46cm" draw:z-index="17" draw:name="Grafik 6" draw:style-name="gr1" draw:text-style-name="P1" svg:width="0.6cm" svg:height="0.46cm" svg:x="0.007cm" svg:y="0cm">
              <draw:image xlink:href="Pictures/100000000000003C0000002A964A8EEA.png" xlink:type="simple" xlink:show="embed" xlink:actuate="onLoad">
                <text:p/>
              </draw:image>
            </draw:frame>
          </table:table-cell>
          <table:table-cell office:value-type="string">
            <text:p>Burundi</text:p>
          </table:table-cell>
          <table:table-cell office:value-type="string">
            <text:p>0:4</text:p>
          </table:table-cell>
          <table:table-cell office:value-type="float" office:value="0">
            <text:p>0</text:p>
          </table:table-cell>
          <table:table-cell>
            <draw:frame table:end-cell-address="Vorrunde.G16" table:end-x="0.545cm" table:end-y="0.46cm" draw:z-index="46" draw:name="Grafik 6" draw:style-name="gr1" draw:text-style-name="P1" svg:width="0.6cm" svg:height="0.46cm" svg:x="0.942cm" svg:y="0cm">
              <draw:image xlink:href="Pictures/100000000000003C0000002A964A8EEA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Vorrunde.J16" table:end-x="0.491cm" table:end-y="0.46cm" draw:z-index="39" draw:name="Grafik 7" draw:style-name="gr1" draw:text-style-name="P1" svg:width="0.6cm" svg:height="0.46cm" svg:x="0.648cm" svg:y="0cm">
              <draw:image xlink:href="Pictures/100002010000003C0000002AC1DD7131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5"/>
          <table:table-cell>
            <draw:frame table:end-cell-address="Vorrunde.G17" table:end-x="0.545cm" table:end-y="0.46cm" draw:z-index="47" draw:name="Grafik 8" draw:style-name="gr1" draw:text-style-name="P1" svg:width="0.6cm" svg:height="0.46cm" svg:x="0.942cm" svg:y="0cm">
              <draw:image xlink:href="Pictures/100000000000003C0000002A4F41EA2A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Vorrunde.J17" table:end-x="0.491cm" table:end-y="0.46cm" draw:z-index="37" draw:name="Grafik 5" draw:style-name="gr1" draw:text-style-name="P1" svg:width="0.6cm" svg:height="0.46cm" svg:x="0.648cm" svg:y="0cm">
              <draw:image xlink:href="Pictures/100000000000003C0000002AE27C9FD2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Gruppe C</text:p>
          </table:table-cell>
          <table:table-cell table:number-columns-repeated="1023"/>
        </table:table-row>
        <table:table-row table:style-name="ro2">
          <table:table-cell table:number-columns-repeated="5"/>
          <table:table-cell>
            <draw:frame table:end-cell-address="Vorrunde.G20" table:end-x="0.545cm" table:end-y="0.462cm" draw:z-index="51" draw:name="Grafik 9" draw:style-name="gr1" draw:text-style-name="P1" svg:width="0.6cm" svg:height="0.46cm" svg:x="0.942cm" svg:y="0.002cm">
              <draw:image xlink:href="Pictures/100002010000003C0000002AA7D5646E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Vorrunde.J20" table:end-x="0.491cm" table:end-y="0.462cm" draw:z-index="57" draw:name="Grafik 10" draw:style-name="gr1" draw:text-style-name="P1" svg:width="0.6cm" svg:height="0.46cm" svg:x="0.648cm" svg:y="0.002cm">
              <draw:image xlink:href="Pictures/100000000000003C0000002A9BE448F1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Vorrunde.B21" table:end-x="0.607cm" table:end-y="0.46cm" draw:z-index="22" draw:name="Grafik 11" draw:style-name="gr1" draw:text-style-name="P1" svg:width="0.6cm" svg:height="0.46cm" svg:x="0.007cm" svg:y="0cm">
              <draw:image xlink:href="Pictures/100000000000003C0000002AD0B6E29B.png" xlink:type="simple" xlink:show="embed" xlink:actuate="onLoad">
                <text:p/>
              </draw:image>
            </draw:frame>
          </table:table-cell>
          <table:table-cell table:style-name="ce2" office:value-type="string">
            <text:p>Algerien</text:p>
          </table:table-cell>
          <table:table-cell table:style-name="ce5" office:value-type="string">
            <text:p>6:0</text:p>
          </table:table-cell>
          <table:table-cell table:style-name="ce2" office:value-type="float" office:value="9">
            <text:p>9</text:p>
          </table:table-cell>
          <table:table-cell>
            <draw:frame table:end-cell-address="Vorrunde.G21" table:end-x="0.545cm" table:end-y="0.46cm" draw:z-index="48" draw:name="Grafik 11" draw:style-name="gr1" draw:text-style-name="P1" svg:width="0.6cm" svg:height="0.46cm" svg:x="0.942cm" svg:y="0cm">
              <draw:image xlink:href="Pictures/100000000000003C0000002AD0B6E29B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Vorrunde.J21" table:end-x="0.491cm" table:end-y="0.46cm" draw:z-index="54" draw:name="Grafik 12" draw:style-name="gr1" draw:text-style-name="P1" svg:width="0.6cm" svg:height="0.46cm" svg:x="0.648cm" svg:y="0cm">
              <draw:image xlink:href="Pictures/100000000000003C0000002AFEF714D7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Vorrunde.B22" table:end-x="0.607cm" table:end-y="0.46cm" draw:z-index="20" draw:name="Grafik 9" draw:style-name="gr1" draw:text-style-name="P1" svg:width="0.6cm" svg:height="0.46cm" svg:x="0.007cm" svg:y="0cm">
              <draw:image xlink:href="Pictures/100002010000003C0000002AA7D5646E.png" xlink:type="simple" xlink:show="embed" xlink:actuate="onLoad">
                <text:p/>
              </draw:image>
            </draw:frame>
          </table:table-cell>
          <table:table-cell table:style-name="ce2" office:value-type="string">
            <text:p>Senegal</text:p>
          </table:table-cell>
          <table:table-cell table:style-name="ce5" office:value-type="string">
            <text:p>5:1</text:p>
          </table:table-cell>
          <table:table-cell table:style-name="ce2" office:value-type="float" office:value="6">
            <text:p>6</text:p>
          </table:table-cell>
          <table:table-cell>
            <draw:frame table:end-cell-address="Vorrunde.G22" table:end-x="0.545cm" table:end-y="0.46cm" draw:z-index="52" draw:name="Grafik 9" draw:style-name="gr1" draw:text-style-name="P1" svg:width="0.6cm" svg:height="0.46cm" svg:x="0.942cm" svg:y="0cm">
              <draw:image xlink:href="Pictures/100002010000003C0000002AA7D5646E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Vorrunde.J22" table:end-x="0.491cm" table:end-y="0.46cm" draw:z-index="49" draw:name="Grafik 11" draw:style-name="gr1" draw:text-style-name="P1" svg:width="0.6cm" svg:height="0.46cm" svg:x="0.648cm" svg:y="0cm">
              <draw:image xlink:href="Pictures/100000000000003C0000002AD0B6E29B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Vorrunde.B23" table:end-x="0.607cm" table:end-y="0.461cm" draw:z-index="23" draw:name="Grafik 12" draw:style-name="gr1" draw:text-style-name="P1" svg:width="0.6cm" svg:height="0.46cm" svg:x="0.007cm" svg:y="0.001cm">
              <draw:image xlink:href="Pictures/100000000000003C0000002AFEF714D7.png" xlink:type="simple" xlink:show="embed" xlink:actuate="onLoad">
                <text:p/>
              </draw:image>
            </draw:frame>
          </table:table-cell>
          <table:table-cell office:value-type="string">
            <text:p>Kenia</text:p>
          </table:table-cell>
          <table:table-cell office:value-type="string">
            <text:p>3:7</text:p>
          </table:table-cell>
          <table:table-cell office:value-type="float" office:value="3">
            <text:p>3</text:p>
          </table:table-cell>
          <table:table-cell>
            <draw:frame table:end-cell-address="Vorrunde.G23" table:end-x="0.545cm" table:end-y="0.462cm" draw:z-index="55" draw:name="Grafik 12" draw:style-name="gr1" draw:text-style-name="P1" svg:width="0.6cm" svg:height="0.46cm" svg:x="0.942cm" svg:y="0.002cm">
              <draw:image xlink:href="Pictures/100000000000003C0000002AFEF714D7.png" xlink:type="simple" xlink:show="embed" xlink:actuate="onLoad">
                <text:p/>
              </draw:image>
            </draw:frame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Vorrunde.J23" table:end-x="0.491cm" table:end-y="0.462cm" draw:z-index="58" draw:name="Grafik 10" draw:style-name="gr1" draw:text-style-name="P1" svg:width="0.6cm" svg:height="0.46cm" svg:x="0.648cm" svg:y="0.002cm">
              <draw:image xlink:href="Pictures/100000000000003C0000002A9BE448F1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Vorrunde.B24" table:end-x="0.607cm" table:end-y="0.46cm" draw:z-index="21" draw:name="Grafik 10" draw:style-name="gr1" draw:text-style-name="P1" svg:width="0.6cm" svg:height="0.46cm" svg:x="0.007cm" svg:y="0cm">
              <draw:image xlink:href="Pictures/100000000000003C0000002A9BE448F1.png" xlink:type="simple" xlink:show="embed" xlink:actuate="onLoad">
                <text:p/>
              </draw:image>
            </draw:frame>
          </table:table-cell>
          <table:table-cell office:value-type="string">
            <text:p>Tansania</text:p>
          </table:table-cell>
          <table:table-cell office:value-type="string">
            <text:p>2:8</text:p>
          </table:table-cell>
          <table:table-cell office:value-type="float" office:value="0">
            <text:p>0</text:p>
          </table:table-cell>
          <table:table-cell>
            <draw:frame table:end-cell-address="Vorrunde.G24" table:end-x="0.545cm" table:end-y="0.46cm" draw:z-index="56" draw:name="Grafik 12" draw:style-name="gr1" draw:text-style-name="P1" svg:width="0.6cm" svg:height="0.46cm" svg:x="0.942cm" svg:y="0cm">
              <draw:image xlink:href="Pictures/100000000000003C0000002AFEF714D7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Vorrunde.J24" table:end-x="0.491cm" table:end-y="0.46cm" draw:z-index="53" draw:name="Grafik 9" draw:style-name="gr1" draw:text-style-name="P1" svg:width="0.6cm" svg:height="0.46cm" svg:x="0.648cm" svg:y="0cm">
              <draw:image xlink:href="Pictures/100002010000003C0000002AA7D5646E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5"/>
          <table:table-cell>
            <draw:frame table:end-cell-address="Vorrunde.G25" table:end-x="0.545cm" table:end-y="0.462cm" draw:z-index="59" draw:name="Grafik 10" draw:style-name="gr1" draw:text-style-name="P1" svg:width="0.6cm" svg:height="0.46cm" svg:x="0.942cm" svg:y="0.002cm">
              <draw:image xlink:href="Pictures/100000000000003C0000002A9BE448F1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Vorrunde.J25" table:end-x="0.491cm" table:end-y="0.462cm" draw:z-index="50" draw:name="Grafik 11" draw:style-name="gr1" draw:text-style-name="P1" svg:width="0.6cm" svg:height="0.46cm" svg:x="0.648cm" svg:y="0.002cm">
              <draw:image xlink:href="Pictures/100000000000003C0000002AD0B6E29B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Gruppe D</text:p>
          </table:table-cell>
          <table:table-cell table:number-columns-repeated="1023"/>
        </table:table-row>
        <table:table-row table:style-name="ro2">
          <table:table-cell table:number-columns-repeated="5"/>
          <table:table-cell>
            <draw:frame table:end-cell-address="Vorrunde.G28" table:end-x="0.545cm" table:end-y="0.462cm" draw:z-index="60" draw:name="Grafik 13" draw:style-name="gr1" draw:text-style-name="P1" svg:width="0.6cm" svg:height="0.46cm" svg:x="0.942cm" svg:y="0.002cm">
              <draw:image xlink:href="Pictures/100000000000003C0000002AA547A55D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Vorrunde.J28" table:end-x="0.491cm" table:end-y="0.462cm" draw:z-index="69" draw:name="Grafik 14" draw:style-name="gr1" draw:text-style-name="P1" svg:width="0.6cm" svg:height="0.46cm" svg:x="0.648cm" svg:y="0.002cm">
              <draw:image xlink:href="Pictures/100000000000003C0000002A1905051D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Vorrunde.B29" table:end-x="0.607cm" table:end-y="0.46cm" draw:z-index="24" draw:name="Grafik 13" draw:style-name="gr1" draw:text-style-name="P1" svg:width="0.6cm" svg:height="0.46cm" svg:x="0.007cm" svg:y="0cm">
              <draw:image xlink:href="Pictures/100000000000003C0000002AA547A55D.png" xlink:type="simple" xlink:show="embed" xlink:actuate="onLoad">
                <text:p/>
              </draw:image>
            </draw:frame>
          </table:table-cell>
          <table:table-cell table:style-name="ce2" office:value-type="string">
            <text:p>Marokko</text:p>
          </table:table-cell>
          <table:table-cell table:style-name="ce5" office:value-type="string">
            <text:p>3:0</text:p>
          </table:table-cell>
          <table:table-cell table:style-name="ce2" office:value-type="float" office:value="9">
            <text:p>9</text:p>
          </table:table-cell>
          <table:table-cell>
            <draw:frame table:end-cell-address="Vorrunde.G29" table:end-x="0.545cm" table:end-y="0.46cm" draw:z-index="63" draw:name="Grafik 15" draw:style-name="gr1" draw:text-style-name="P1" svg:width="0.6cm" svg:height="0.46cm" svg:x="0.942cm" svg:y="0cm">
              <draw:image xlink:href="Pictures/100000000000003C0000002A9BF170D9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Vorrunde.J29" table:end-x="0.491cm" table:end-y="0.46cm" draw:z-index="66" draw:name="Grafik 16" draw:style-name="gr1" draw:text-style-name="P1" svg:width="0.6cm" svg:height="0.46cm" svg:x="0.648cm" svg:y="0cm">
              <draw:image xlink:href="Pictures/100000000000003C0000002A2A04D9EB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Vorrunde.B30" table:end-x="0.607cm" table:end-y="0.461cm" draw:z-index="26" draw:name="Grafik 15" draw:style-name="gr1" draw:text-style-name="P1" svg:width="0.6cm" svg:height="0.46cm" svg:x="0.007cm" svg:y="0.001cm">
              <draw:image xlink:href="Pictures/100000000000003C0000002A9BF170D9.png" xlink:type="simple" xlink:show="embed" xlink:actuate="onLoad">
                <text:p/>
              </draw:image>
            </draw:frame>
          </table:table-cell>
          <table:table-cell table:style-name="ce2" office:value-type="string">
            <text:p>Elfenbeinküste</text:p>
          </table:table-cell>
          <table:table-cell table:style-name="ce5" office:value-type="string">
            <text:p>5:2</text:p>
          </table:table-cell>
          <table:table-cell table:style-name="ce2" office:value-type="float" office:value="6">
            <text:p>6</text:p>
          </table:table-cell>
          <table:table-cell>
            <draw:frame table:end-cell-address="Vorrunde.G30" table:end-x="0.545cm" table:end-y="0.46cm" draw:z-index="61" draw:name="Grafik 13" draw:style-name="gr1" draw:text-style-name="P1" svg:width="0.6cm" svg:height="0.46cm" svg:x="0.942cm" svg:y="0cm">
              <draw:image xlink:href="Pictures/100000000000003C0000002AA547A55D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Vorrunde.J30" table:end-x="0.491cm" table:end-y="0.46cm" draw:z-index="64" draw:name="Grafik 15" draw:style-name="gr1" draw:text-style-name="P1" svg:width="0.6cm" svg:height="0.46cm" svg:x="0.648cm" svg:y="0cm">
              <draw:image xlink:href="Pictures/100000000000003C0000002A9BF170D9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Vorrunde.B31" table:end-x="0.607cm" table:end-y="0.46cm" draw:z-index="27" draw:name="Grafik 16" draw:style-name="gr1" draw:text-style-name="P1" svg:width="0.6cm" svg:height="0.46cm" svg:x="0.007cm" svg:y="0cm">
              <draw:image xlink:href="Pictures/100000000000003C0000002A2A04D9EB.png" xlink:type="simple" xlink:show="embed" xlink:actuate="onLoad">
                <text:p/>
              </draw:image>
            </draw:frame>
          </table:table-cell>
          <table:table-cell table:style-name="ce2" office:value-type="string">
            <text:p>Südafrika</text:p>
          </table:table-cell>
          <table:table-cell table:style-name="ce5" office:value-type="string">
            <text:p>1:2</text:p>
          </table:table-cell>
          <table:table-cell table:style-name="ce2" office:value-type="float" office:value="3">
            <text:p>3</text:p>
          </table:table-cell>
          <table:table-cell>
            <draw:frame table:end-cell-address="Vorrunde.G31" table:end-x="0.545cm" table:end-y="0.46cm" draw:z-index="67" draw:name="Grafik 16" draw:style-name="gr1" draw:text-style-name="P1" svg:width="0.6cm" svg:height="0.46cm" svg:x="0.942cm" svg:y="0cm">
              <draw:image xlink:href="Pictures/100000000000003C0000002A2A04D9EB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Vorrunde.J31" table:end-x="0.491cm" table:end-y="0.46cm" draw:z-index="70" draw:name="Grafik 14" draw:style-name="gr1" draw:text-style-name="P1" svg:width="0.6cm" svg:height="0.46cm" svg:x="0.648cm" svg:y="0cm">
              <draw:image xlink:href="Pictures/100000000000003C0000002A1905051D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Vorrunde.B32" table:end-x="0.607cm" table:end-y="0.46cm" draw:z-index="25" draw:name="Grafik 14" draw:style-name="gr1" draw:text-style-name="P1" svg:width="0.6cm" svg:height="0.46cm" svg:x="0.007cm" svg:y="0cm">
              <draw:image xlink:href="Pictures/100000000000003C0000002A1905051D.png" xlink:type="simple" xlink:show="embed" xlink:actuate="onLoad">
                <text:p/>
              </draw:image>
            </draw:frame>
          </table:table-cell>
          <table:table-cell office:value-type="string">
            <text:p>Namibia</text:p>
          </table:table-cell>
          <table:table-cell office:value-type="string">
            <text:p>1:6</text:p>
          </table:table-cell>
          <table:table-cell office:value-type="float" office:value="0">
            <text:p>0</text:p>
          </table:table-cell>
          <table:table-cell>
            <draw:frame table:end-cell-address="Vorrunde.G32" table:end-x="0.545cm" table:end-y="0.46cm" draw:z-index="68" draw:name="Grafik 16" draw:style-name="gr1" draw:text-style-name="P1" svg:width="0.6cm" svg:height="0.46cm" svg:x="0.942cm" svg:y="0cm">
              <draw:image xlink:href="Pictures/100000000000003C0000002A2A04D9EB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Vorrunde.J32" table:end-x="0.491cm" table:end-y="0.46cm" draw:z-index="62" draw:name="Grafik 13" draw:style-name="gr1" draw:text-style-name="P1" svg:width="0.6cm" svg:height="0.46cm" svg:x="0.648cm" svg:y="0cm">
              <draw:image xlink:href="Pictures/100000000000003C0000002AA547A55D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5"/>
          <table:table-cell>
            <draw:frame table:end-cell-address="Vorrunde.G33" table:end-x="0.545cm" table:end-y="0.462cm" draw:z-index="71" draw:name="Grafik 14" draw:style-name="gr1" draw:text-style-name="P1" svg:width="0.6cm" svg:height="0.46cm" svg:x="0.942cm" svg:y="0.002cm">
              <draw:image xlink:href="Pictures/100000000000003C0000002A1905051D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Vorrunde.J33" table:end-x="0.491cm" table:end-y="0.462cm" draw:z-index="65" draw:name="Grafik 15" draw:style-name="gr1" draw:text-style-name="P1" svg:width="0.6cm" svg:height="0.46cm" svg:x="0.648cm" svg:y="0.002cm">
              <draw:image xlink:href="Pictures/100000000000003C0000002A9BF170D9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Gruppe E</text:p>
          </table:table-cell>
          <table:table-cell table:number-columns-repeated="1023"/>
        </table:table-row>
        <table:table-row table:style-name="ro2">
          <table:table-cell table:number-columns-repeated="5"/>
          <table:table-cell>
            <draw:frame table:end-cell-address="Vorrunde.G36" table:end-x="0.545cm" table:end-y="0.46cm" draw:z-index="75" draw:name="Grafik 18" draw:style-name="gr1" draw:text-style-name="P1" svg:width="0.6cm" svg:height="0.46cm" svg:x="0.942cm" svg:y="0cm">
              <draw:image xlink:href="Pictures/100000000000003C0000002ADF367654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Vorrunde.J36" table:end-x="0.491cm" table:end-y="0.46cm" draw:z-index="78" draw:name="Grafik 19" draw:style-name="gr1" draw:text-style-name="P1" svg:width="0.6cm" svg:height="0.46cm" svg:x="0.648cm" svg:y="0cm">
              <draw:image xlink:href="Pictures/100000000000003C0000002AE95F4B93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Vorrunde.B37" table:end-x="0.612cm" table:end-y="0.46cm" draw:z-index="28" draw:name="Grafik 17" draw:style-name="gr1" draw:text-style-name="P1" svg:width="0.6cm" svg:height="0.46cm" svg:x="0.012cm" svg:y="0cm">
              <draw:image xlink:href="Pictures/100000000000003C0000002A6D9422EC.png" xlink:type="simple" xlink:show="embed" xlink:actuate="onLoad">
                <text:p/>
              </draw:image>
            </draw:frame>
          </table:table-cell>
          <table:table-cell table:style-name="ce2" office:value-type="string">
            <text:p>Mali</text:p>
          </table:table-cell>
          <table:table-cell table:style-name="ce5" office:value-type="string">
            <text:p>6:2</text:p>
          </table:table-cell>
          <table:table-cell table:style-name="ce2" office:value-type="float" office:value="7">
            <text:p>7</text:p>
          </table:table-cell>
          <table:table-cell>
            <draw:frame table:end-cell-address="Vorrunde.G37" table:end-x="0.545cm" table:end-y="0.46cm" draw:z-index="72" draw:name="Grafik 17" draw:style-name="gr1" draw:text-style-name="P1" svg:width="0.6cm" svg:height="0.46cm" svg:x="0.942cm" svg:y="0cm">
              <draw:image xlink:href="Pictures/100000000000003C0000002A6D9422EC.png" xlink:type="simple" xlink:show="embed" xlink:actuate="onLoad">
                <text:p/>
              </draw:image>
            </draw:frame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  <draw:frame table:end-cell-address="Vorrunde.J37" table:end-x="0.491cm" table:end-y="0.46cm" draw:z-index="81" draw:name="Grafik 20" draw:style-name="gr1" draw:text-style-name="P1" svg:width="0.6cm" svg:height="0.46cm" svg:x="0.648cm" svg:y="0cm">
              <draw:image xlink:href="Pictures/100000000000003C0000002864D85DB2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Vorrunde.B38" table:end-x="0.612cm" table:end-y="0.46cm" draw:z-index="29" draw:name="Grafik 18" draw:style-name="gr1" draw:text-style-name="P1" svg:width="0.6cm" svg:height="0.46cm" svg:x="0.012cm" svg:y="0cm">
              <draw:image xlink:href="Pictures/100000000000003C0000002ADF367654.png" xlink:type="simple" xlink:show="embed" xlink:actuate="onLoad">
                <text:p/>
              </draw:image>
            </draw:frame>
          </table:table-cell>
          <table:table-cell table:style-name="ce2" office:value-type="string">
            <text:p>Tunesien</text:p>
          </table:table-cell>
          <table:table-cell table:style-name="ce5" office:value-type="string">
            <text:p>2:2</text:p>
          </table:table-cell>
          <table:table-cell table:style-name="ce2" office:value-type="float" office:value="3">
            <text:p>3</text:p>
          </table:table-cell>
          <table:table-cell>
            <draw:frame table:end-cell-address="Vorrunde.G38" table:end-x="0.545cm" table:end-y="0.462cm" draw:z-index="76" draw:name="Grafik 18" draw:style-name="gr1" draw:text-style-name="P1" svg:width="0.6cm" svg:height="0.46cm" svg:x="0.942cm" svg:y="0.002cm">
              <draw:image xlink:href="Pictures/100000000000003C0000002ADF367654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Vorrunde.J38" table:end-x="0.491cm" table:end-y="0.462cm" draw:z-index="73" draw:name="Grafik 17" draw:style-name="gr1" draw:text-style-name="P1" svg:width="0.6cm" svg:height="0.46cm" svg:x="0.648cm" svg:y="0.002cm">
              <draw:image xlink:href="Pictures/100000000000003C0000002A6D9422EC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Vorrunde.B39" table:end-x="0.612cm" table:end-y="0.46cm" draw:z-index="30" draw:name="Grafik 19" draw:style-name="gr1" draw:text-style-name="P1" svg:width="0.6cm" svg:height="0.46cm" svg:x="0.012cm" svg:y="0cm">
              <draw:image xlink:href="Pictures/100000000000003C0000002AE95F4B93.png" xlink:type="simple" xlink:show="embed" xlink:actuate="onLoad">
                <text:p/>
              </draw:image>
            </draw:frame>
          </table:table-cell>
          <table:table-cell office:value-type="string">
            <text:p>Angola</text:p>
          </table:table-cell>
          <table:table-cell office:value-type="string">
            <text:p>1:2</text:p>
          </table:table-cell>
          <table:table-cell office:value-type="float" office:value="2">
            <text:p>2</text:p>
          </table:table-cell>
          <table:table-cell>
            <draw:frame table:end-cell-address="Vorrunde.G39" table:end-x="0.545cm" table:end-y="0.46cm" draw:z-index="82" draw:name="Grafik 20" draw:style-name="gr1" draw:text-style-name="P1" svg:width="0.6cm" svg:height="0.46cm" svg:x="0.942cm" svg:y="0cm">
              <draw:image xlink:href="Pictures/100000000000003C0000002864D85DB2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Vorrunde.J39" table:end-x="0.491cm" table:end-y="0.46cm" draw:z-index="79" draw:name="Grafik 19" draw:style-name="gr1" draw:text-style-name="P1" svg:width="0.6cm" svg:height="0.46cm" svg:x="0.648cm" svg:y="0cm">
              <draw:image xlink:href="Pictures/100000000000003C0000002AE95F4B93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Vorrunde.B40" table:end-x="0.612cm" table:end-y="0.46cm" draw:z-index="31" draw:name="Grafik 20" draw:style-name="gr1" draw:text-style-name="P1" svg:width="0.6cm" svg:height="0.46cm" svg:x="0.012cm" svg:y="0cm">
              <draw:image xlink:href="Pictures/100000000000003C0000002864D85DB2.png" xlink:type="simple" xlink:show="embed" xlink:actuate="onLoad">
                <text:p/>
              </draw:image>
            </draw:frame>
          </table:table-cell>
          <table:table-cell office:value-type="string">
            <text:p>Mauretanien</text:p>
          </table:table-cell>
          <table:table-cell office:value-type="string">
            <text:p>1:4</text:p>
          </table:table-cell>
          <table:table-cell office:value-type="float" office:value="2">
            <text:p>2</text:p>
          </table:table-cell>
          <table:table-cell>
            <draw:frame table:end-cell-address="Vorrunde.G40" table:end-x="0.545cm" table:end-y="0.46cm" draw:z-index="80" draw:name="Grafik 19" draw:style-name="gr1" draw:text-style-name="P1" svg:width="0.6cm" svg:height="0.46cm" svg:x="0.942cm" svg:y="0cm">
              <draw:image xlink:href="Pictures/100000000000003C0000002AE95F4B93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Vorrunde.J40" table:end-x="0.491cm" table:end-y="0.46cm" draw:z-index="74" draw:name="Grafik 17" draw:style-name="gr1" draw:text-style-name="P1" svg:width="0.6cm" svg:height="0.46cm" svg:x="0.648cm" svg:y="0cm">
              <draw:image xlink:href="Pictures/100000000000003C0000002A6D9422EC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5"/>
          <table:table-cell>
            <draw:frame table:end-cell-address="Vorrunde.G41" table:end-x="0.545cm" table:end-y="0.46cm" draw:z-index="83" draw:name="Grafik 20" draw:style-name="gr1" draw:text-style-name="P1" svg:width="0.6cm" svg:height="0.46cm" svg:x="0.942cm" svg:y="0cm">
              <draw:image xlink:href="Pictures/100000000000003C0000002864D85DB2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Vorrunde.J41" table:end-x="0.491cm" table:end-y="0.46cm" draw:z-index="77" draw:name="Grafik 18" draw:style-name="gr1" draw:text-style-name="P1" svg:width="0.6cm" svg:height="0.46cm" svg:x="0.648cm" svg:y="0cm">
              <draw:image xlink:href="Pictures/100000000000003C0000002ADF367654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Gruppe F</text:p>
          </table:table-cell>
          <table:table-cell table:number-columns-repeated="1023"/>
        </table:table-row>
        <table:table-row table:style-name="ro2">
          <table:table-cell table:number-columns-repeated="5"/>
          <table:table-cell>
            <draw:frame table:end-cell-address="Vorrunde.G44" table:end-x="0.545cm" table:end-y="0.46cm" draw:z-index="87" draw:name="Grafik 22" draw:style-name="gr1" draw:text-style-name="P1" svg:width="0.6cm" svg:height="0.46cm" svg:x="0.942cm" svg:y="0cm">
              <draw:image xlink:href="Pictures/100000000000003C0000002A7D38CDDE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Vorrunde.J44" table:end-x="0.491cm" table:end-y="0.46cm" draw:z-index="93" draw:name="Grafik 24" draw:style-name="gr1" draw:text-style-name="P1" svg:width="0.6cm" svg:height="0.46cm" svg:x="0.648cm" svg:y="0cm">
              <draw:image xlink:href="Pictures/100000000000003C0000002AA0A59555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Vorrunde.B45" table:end-x="0.612cm" table:end-y="0.46cm" draw:z-index="32" draw:name="Grafik 21" draw:style-name="gr1" draw:text-style-name="P1" svg:width="0.6cm" svg:height="0.46cm" svg:x="0.012cm" svg:y="0cm">
              <draw:image xlink:href="Pictures/100000000000003C0000002A506FF7A9.png" xlink:type="simple" xlink:show="embed" xlink:actuate="onLoad">
                <text:p/>
              </draw:image>
            </draw:frame>
          </table:table-cell>
          <table:table-cell table:style-name="ce2" office:value-type="string">
            <text:p>Ghana</text:p>
          </table:table-cell>
          <table:table-cell table:style-name="ce5" office:value-type="string">
            <text:p>4:2</text:p>
          </table:table-cell>
          <table:table-cell table:style-name="ce2" office:value-type="float" office:value="5">
            <text:p>5</text:p>
          </table:table-cell>
          <table:table-cell>
            <draw:frame table:end-cell-address="Vorrunde.G45" table:end-x="0.545cm" table:end-y="0.46cm" draw:z-index="84" draw:name="Grafik 21" draw:style-name="gr1" draw:text-style-name="P1" svg:width="0.6cm" svg:height="0.46cm" svg:x="0.942cm" svg:y="0cm">
              <draw:image xlink:href="Pictures/100000000000003C0000002A506FF7A9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Vorrunde.J45" table:end-x="0.491cm" table:end-y="0.46cm" draw:z-index="90" draw:name="Grafik 23" draw:style-name="gr1" draw:text-style-name="P1" svg:width="0.6cm" svg:height="0.46cm" svg:x="0.648cm" svg:y="0cm">
              <draw:image xlink:href="Pictures/100000000000003C0000002A8D060F8C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Vorrunde.B46" table:end-x="0.612cm" table:end-y="0.46cm" draw:z-index="33" draw:name="Grafik 22" draw:style-name="gr1" draw:text-style-name="P1" svg:width="0.6cm" svg:height="0.46cm" svg:x="0.012cm" svg:y="0cm">
              <draw:image xlink:href="Pictures/100000000000003C0000002A7D38CDDE.png" xlink:type="simple" xlink:show="embed" xlink:actuate="onLoad">
                <text:p/>
              </draw:image>
            </draw:frame>
          </table:table-cell>
          <table:table-cell table:style-name="ce2" office:value-type="string">
            <text:p>Kamerun</text:p>
          </table:table-cell>
          <table:table-cell table:style-name="ce5" office:value-type="string">
            <text:p>2:0</text:p>
          </table:table-cell>
          <table:table-cell table:style-name="ce2" office:value-type="float" office:value="5">
            <text:p>5</text:p>
          </table:table-cell>
          <table:table-cell>
            <draw:frame table:end-cell-address="Vorrunde.G46" table:end-x="0.545cm" table:end-y="0.46cm" draw:z-index="88" draw:name="Grafik 22" draw:style-name="gr1" draw:text-style-name="P1" svg:width="0.6cm" svg:height="0.46cm" svg:x="0.942cm" svg:y="0cm">
              <draw:image xlink:href="Pictures/100000000000003C0000002A7D38CDDE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Vorrunde.J46" table:end-x="0.491cm" table:end-y="0.46cm" draw:z-index="85" draw:name="Grafik 21" draw:style-name="gr1" draw:text-style-name="P1" svg:width="0.6cm" svg:height="0.46cm" svg:x="0.648cm" svg:y="0cm">
              <draw:image xlink:href="Pictures/100000000000003C0000002A506FF7A9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Vorrunde.B47" table:end-x="0.612cm" table:end-y="0.46cm" draw:z-index="34" draw:name="Grafik 23" draw:style-name="gr1" draw:text-style-name="P1" svg:width="0.6cm" svg:height="0.46cm" svg:x="0.012cm" svg:y="0cm">
              <draw:image xlink:href="Pictures/100000000000003C0000002A8D060F8C.png" xlink:type="simple" xlink:show="embed" xlink:actuate="onLoad">
                <text:p/>
              </draw:image>
            </draw:frame>
          </table:table-cell>
          <table:table-cell table:style-name="ce2" office:value-type="string">
            <text:p>Benin</text:p>
          </table:table-cell>
          <table:table-cell table:style-name="ce5" office:value-type="string">
            <text:p>2:2</text:p>
          </table:table-cell>
          <table:table-cell table:style-name="ce2" office:value-type="float" office:value="3">
            <text:p>3</text:p>
          </table:table-cell>
          <table:table-cell>
            <draw:frame table:end-cell-address="Vorrunde.G47" table:end-x="0.545cm" table:end-y="0.46cm" draw:z-index="91" draw:name="Grafik 23" draw:style-name="gr1" draw:text-style-name="P1" svg:width="0.6cm" svg:height="0.46cm" svg:x="0.942cm" svg:y="0cm">
              <draw:image xlink:href="Pictures/100000000000003C0000002A8D060F8C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Vorrunde.J47" table:end-x="0.491cm" table:end-y="0.46cm" draw:z-index="94" draw:name="Grafik 24" draw:style-name="gr1" draw:text-style-name="P1" svg:width="0.6cm" svg:height="0.46cm" svg:x="0.648cm" svg:y="0cm">
              <draw:image xlink:href="Pictures/100000000000003C0000002AA0A59555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Vorrunde.B48" table:end-x="0.612cm" table:end-y="0.46cm" draw:z-index="35" draw:name="Grafik 24" draw:style-name="gr1" draw:text-style-name="P1" svg:width="0.6cm" svg:height="0.46cm" svg:x="0.012cm" svg:y="0cm">
              <draw:image xlink:href="Pictures/100000000000003C0000002AA0A59555.png" xlink:type="simple" xlink:show="embed" xlink:actuate="onLoad">
                <text:p/>
              </draw:image>
            </draw:frame>
          </table:table-cell>
          <table:table-cell office:value-type="string">
            <text:p>Guinea-Bissau</text:p>
          </table:table-cell>
          <table:table-cell office:value-type="string">
            <text:p>0:4</text:p>
          </table:table-cell>
          <table:table-cell office:value-type="float" office:value="1">
            <text:p>1</text:p>
          </table:table-cell>
          <table:table-cell>
            <draw:frame table:end-cell-address="Vorrunde.G48" table:end-x="0.545cm" table:end-y="0.46cm" draw:z-index="95" draw:name="Grafik 24" draw:style-name="gr1" draw:text-style-name="P1" svg:width="0.6cm" svg:height="0.46cm" svg:x="0.942cm" svg:y="0cm">
              <draw:image xlink:href="Pictures/100000000000003C0000002AA0A59555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Vorrunde.J48" table:end-x="0.491cm" table:end-y="0.46cm" draw:z-index="86" draw:name="Grafik 21" draw:style-name="gr1" draw:text-style-name="P1" svg:width="0.6cm" svg:height="0.46cm" svg:x="0.648cm" svg:y="0cm">
              <draw:image xlink:href="Pictures/100000000000003C0000002A506FF7A9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>
          <table:table-cell table:number-columns-repeated="5"/>
          <table:table-cell>
            <draw:frame table:end-cell-address="Vorrunde.G49" table:end-x="0.545cm" table:end-y="0.46cm" draw:z-index="92" draw:name="Grafik 23" draw:style-name="gr1" draw:text-style-name="P1" svg:width="0.6cm" svg:height="0.46cm" svg:x="0.942cm" svg:y="0cm">
              <draw:image xlink:href="Pictures/100000000000003C0000002A8D060F8C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Vorrunde.J49" table:end-x="0.491cm" table:end-y="0.46cm" draw:z-index="89" draw:name="Grafik 22" draw:style-name="gr1" draw:text-style-name="P1" svg:width="0.6cm" svg:height="0.46cm" svg:x="0.648cm" svg:y="0cm">
              <draw:image xlink:href="Pictures/100000000000003C0000002A7D38CDDE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.O.-Phase" table:style-name="ta1" table:print="false">
        <table:table-column table:style-name="co4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4" table:default-cell-style-name="ce1"/>
        <table:table-column table:style-name="co3" table:default-cell-style-name="ce1"/>
        <table:table-column table:style-name="co22" table:default-cell-style-name="ce1"/>
        <table:table-column table:style-name="co8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1009" table:default-cell-style-name="ce1"/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6" office:value-type="string">
            <text:p>Achtelfinale</text:p>
          </table:table-cell>
          <table:table-cell table:style-name="ce6" table:number-columns-repeated="3"/>
          <table:table-cell table:style-name="ce6" office:value-type="string">
            <text:p>Viertelfinale</text:p>
          </table:table-cell>
          <table:table-cell table:style-name="ce6" table:number-columns-repeated="3"/>
          <table:table-cell table:style-name="ce6" office:value-type="string">
            <text:p>Halbfinale</text:p>
          </table:table-cell>
          <table:table-cell table:style-name="ce6" table:number-columns-repeated="3"/>
          <table:table-cell table:style-name="ce6" office:value-type="string">
            <text:p>Finale</text:p>
          </table:table-cell>
          <table:table-cell table:style-name="ce6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K.O.-Phase'.A4" table:end-x="0.6cm" table:end-y="0.46cm" draw:z-index="0" draw:name="Grafik 4" draw:style-name="gr1" draw:text-style-name="P1" svg:width="0.6cm" svg:height="0.46cm" svg:x="0cm" svg:y="0cm">
              <draw:image xlink:href="Pictures/100002010000003C0000002A52EF791A.png" xlink:type="simple" xlink:show="embed" xlink:actuate="onLoad">
                <text:p/>
              </draw:image>
            </draw:frame>
          </table:table-cell>
          <table:table-cell table:style-name="ce7" office:value-type="string">
            <text:p>Uganda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>
            <draw:frame table:end-cell-address="'K.O.-Phase'.A5" table:end-x="0.6cm" table:end-y="0.461cm" draw:z-index="1" draw:name="Grafik 9" draw:style-name="gr1" draw:text-style-name="P1" svg:width="0.6cm" svg:height="0.46cm" svg:x="0cm" svg:y="0.001cm">
              <draw:image xlink:href="Pictures/100002010000003C0000002AA7D5646E.png" xlink:type="simple" xlink:show="embed" xlink:actuate="onLoad">
                <text:p/>
              </draw:image>
            </draw:frame>
          </table:table-cell>
          <table:table-cell table:style-name="ce7" office:value-type="string">
            <text:p>Senega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3"/>
          <table:table-cell>
            <draw:frame table:end-cell-address="'K.O.-Phase'.E6" table:end-x="0.577cm" table:end-y="0.46cm" draw:z-index="2" draw:name="Grafik 9" draw:style-name="gr1" draw:text-style-name="P1" svg:width="0.6cm" svg:height="0.46cm" svg:x="0.974cm" svg:y="0cm">
              <draw:image xlink:href="Pictures/100002010000003C0000002AA7D5646E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Senega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frame table:end-cell-address="'K.O.-Phase'.E7" table:end-x="0.577cm" table:end-y="0.46cm" draw:z-index="7" draw:name="Grafik 23" draw:style-name="gr1" draw:text-style-name="P1" svg:width="0.6cm" svg:height="0.46cm" svg:x="0.974cm" svg:y="0cm">
              <draw:image xlink:href="Pictures/100000000000003C0000002A8D060F8C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Beni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>
            <draw:frame table:end-cell-address="'K.O.-Phase'.A8" table:end-x="0.6cm" table:end-y="0.461cm" draw:z-index="5" draw:name="Grafik 13" draw:style-name="gr1" draw:text-style-name="P1" svg:width="0.6cm" svg:height="0.46cm" svg:x="0cm" svg:y="0.001cm">
              <draw:image xlink:href="Pictures/100000000000003C0000002AA547A55D.png" xlink:type="simple" xlink:show="embed" xlink:actuate="onLoad">
                <text:p/>
              </draw:image>
            </draw:frame>
          </table:table-cell>
          <table:table-cell table:style-name="ce7" office:value-type="string">
            <text:p>Marokko</text:p>
          </table:table-cell>
          <table:table-cell office:value-type="string">
            <text:p>1 (1 i.E.)</text:p>
          </table:table-cell>
          <table:table-cell table:number-columns-repeated="1021"/>
        </table:table-row>
        <table:table-row table:style-name="ro2">
          <table:table-cell>
            <draw:frame table:end-cell-address="'K.O.-Phase'.A9" table:end-x="0.6cm" table:end-y="0.46cm" draw:z-index="6" draw:name="Grafik 23" draw:style-name="gr1" draw:text-style-name="P1" svg:width="0.6cm" svg:height="0.46cm" svg:x="0cm" svg:y="0cm">
              <draw:image xlink:href="Pictures/100000000000003C0000002A8D060F8C.png" xlink:type="simple" xlink:show="embed" xlink:actuate="onLoad">
                <text:p/>
              </draw:image>
            </draw:frame>
          </table:table-cell>
          <table:table-cell table:style-name="ce7" office:value-type="string">
            <text:p>Benin</text:p>
          </table:table-cell>
          <table:table-cell office:value-type="string">
            <text:p>1 (4 i.E.)</text:p>
          </table:table-cell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K.O.-Phase'.I10" table:end-x="0.555cm" table:end-y="0.461cm" draw:z-index="3" draw:name="Grafik 9" draw:style-name="gr1" draw:text-style-name="P1" svg:width="0.6cm" svg:height="0.46cm" svg:x="0.951cm" svg:y="0.001cm">
              <draw:image xlink:href="Pictures/100002010000003C0000002AA7D5646E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Senegal</text:p>
          </table:table-cell>
          <table:table-cell office:value-type="string">
            <text:p>0 (1 n.V.)</text:p>
          </table:table-cell>
          <table:table-cell table:number-columns-repeated="1013"/>
        </table:table-row>
        <table:table-row table:style-name="ro2">
          <table:table-cell table:number-columns-repeated="7"/>
          <table:table-cell>
            <draw:frame table:end-cell-address="'K.O.-Phase'.I11" table:end-x="0.555cm" table:end-y="0.46cm" draw:z-index="14" draw:name="Grafik 18" draw:style-name="gr1" draw:text-style-name="P1" svg:width="0.6cm" svg:height="0.46cm" svg:x="0.951cm" svg:y="0cm">
              <draw:image xlink:href="Pictures/100000000000003C0000002ADF367654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Tunesien</text:p>
          </table:table-cell>
          <table:table-cell office:value-type="string">
            <text:p>0 (0 n.V.)</text:p>
          </table:table-cell>
          <table:table-cell table:number-columns-repeated="1013"/>
        </table:table-row>
        <table:table-row table:style-name="ro2">
          <table:table-cell>
            <draw:frame table:end-cell-address="'K.O.-Phase'.A12" table:end-x="0.6cm" table:end-y="0.46cm" draw:z-index="8" draw:name="Grafik 8" draw:style-name="gr1" draw:text-style-name="P1" svg:width="0.6cm" svg:height="0.46cm" svg:x="0cm" svg:y="0cm">
              <draw:image xlink:href="Pictures/100000000000003C0000002A4F41EA2A.png" xlink:type="simple" xlink:show="embed" xlink:actuate="onLoad">
                <text:p/>
              </draw:image>
            </draw:frame>
          </table:table-cell>
          <table:table-cell table:style-name="ce7" office:value-type="string">
            <text:p>Madagaskar</text:p>
          </table:table-cell>
          <table:table-cell office:value-type="string">
            <text:p>2 (4 i.E.)</text:p>
          </table:table-cell>
          <table:table-cell table:number-columns-repeated="1021"/>
        </table:table-row>
        <table:table-row table:style-name="ro2">
          <table:table-cell>
            <draw:frame table:end-cell-address="'K.O.-Phase'.A13" table:end-x="0.6cm" table:end-y="0.461cm" draw:z-index="10" draw:name="Grafik 3" draw:style-name="gr1" draw:text-style-name="P1" svg:width="0.6cm" svg:height="0.46cm" svg:x="0cm" svg:y="0.001cm">
              <draw:image xlink:href="Pictures/100000000000003C0000002AB467DAA2.png" xlink:type="simple" xlink:show="embed" xlink:actuate="onLoad">
                <text:p/>
              </draw:image>
            </draw:frame>
          </table:table-cell>
          <table:table-cell table:style-name="ce7" office:value-type="string">
            <text:p>DR Kongo</text:p>
          </table:table-cell>
          <table:table-cell office:value-type="string">
            <text:p>2 (2 i.E.)</text:p>
          </table:table-cell>
          <table:table-cell table:number-columns-repeated="1021"/>
        </table:table-row>
        <table:table-row table:style-name="ro2">
          <table:table-cell table:number-columns-repeated="3"/>
          <table:table-cell>
            <draw:frame table:end-cell-address="'K.O.-Phase'.E14" table:end-x="0.577cm" table:end-y="0.46cm" draw:z-index="9" draw:name="Grafik 8" draw:style-name="gr1" draw:text-style-name="P1" svg:width="0.6cm" svg:height="0.46cm" svg:x="0.974cm" svg:y="0cm">
              <draw:image xlink:href="Pictures/100000000000003C0000002A4F41EA2A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Madagaskar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frame table:end-cell-address="'K.O.-Phase'.E15" table:end-x="0.577cm" table:end-y="0.461cm" draw:z-index="13" draw:name="Grafik 18" draw:style-name="gr1" draw:text-style-name="P1" svg:width="0.6cm" svg:height="0.46cm" svg:x="0.974cm" svg:y="0.001cm">
              <draw:image xlink:href="Pictures/100000000000003C0000002ADF367654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Tunesien</text:p>
          </table:table-cell>
          <table:table-cell office:value-type="float" office:value="3">
            <text:p>3</text:p>
          </table:table-cell>
          <table:table-cell table:number-columns-repeated="9"/>
          <table:table-cell>
            <draw:frame table:end-cell-address="'K.O.-Phase'.T23" table:end-x="0.046cm" table:end-y="0.095cm" draw:z-index="32" draw:name="Grafik 11" draw:style-name="gr1" draw:text-style-name="P1" svg:width="6cm" svg:height="4cm" svg:x="0.82cm" svg:y="0.242cm">
              <draw:image xlink:href="Pictures/100000000000003C0000002AD0B6E29B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2">
          <table:table-cell>
            <draw:frame table:end-cell-address="'K.O.-Phase'.A16" table:end-x="0.6cm" table:end-y="0.46cm" draw:z-index="11" draw:name="Grafik 21" draw:style-name="gr1" draw:text-style-name="P1" svg:width="0.6cm" svg:height="0.46cm" svg:x="0cm" svg:y="0cm">
              <draw:image xlink:href="Pictures/100000000000003C0000002A506FF7A9.png" xlink:type="simple" xlink:show="embed" xlink:actuate="onLoad">
                <text:p/>
              </draw:image>
            </draw:frame>
          </table:table-cell>
          <table:table-cell table:style-name="ce7" office:value-type="string">
            <text:p>Ghana</text:p>
          </table:table-cell>
          <table:table-cell office:value-type="string">
            <text:p>1 (4 i.E.)</text:p>
          </table:table-cell>
          <table:table-cell table:number-columns-repeated="1021"/>
        </table:table-row>
        <table:table-row table:style-name="ro2">
          <table:table-cell>
            <draw:frame table:end-cell-address="'K.O.-Phase'.A17" table:end-x="0.6cm" table:end-y="0.46cm" draw:z-index="12" draw:name="Grafik 18" draw:style-name="gr1" draw:text-style-name="P1" svg:width="0.6cm" svg:height="0.46cm" svg:x="0cm" svg:y="0cm">
              <draw:image xlink:href="Pictures/100000000000003C0000002ADF367654.png" xlink:type="simple" xlink:show="embed" xlink:actuate="onLoad">
                <text:p/>
              </draw:image>
            </draw:frame>
          </table:table-cell>
          <table:table-cell table:style-name="ce7" office:value-type="string">
            <text:p>Tunesien</text:p>
          </table:table-cell>
          <table:table-cell office:value-type="string">
            <text:p>1 (5 i.E.)</text:p>
          </table:table-cell>
          <table:table-cell table:number-columns-repeated="1021"/>
        </table:table-row>
        <table:table-row table:style-name="ro2">
          <table:table-cell table:number-columns-repeated="11"/>
          <table:table-cell>
            <draw:frame table:end-cell-address="'K.O.-Phase'.M18" table:end-x="0.542cm" table:end-y="0.461cm" draw:z-index="4" draw:name="Grafik 9" draw:style-name="gr1" draw:text-style-name="P1" svg:width="0.6cm" svg:height="0.46cm" svg:x="0.938cm" svg:y="0.001cm">
              <draw:image xlink:href="Pictures/100002010000003C0000002AA7D5646E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Senegal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11"/>
          <table:table-cell>
            <draw:frame table:end-cell-address="'K.O.-Phase'.M19" table:end-x="0.542cm" table:end-y="0.46cm" draw:z-index="22" draw:name="Grafik 11" draw:style-name="gr1" draw:text-style-name="P1" svg:width="0.6cm" svg:height="0.46cm" svg:x="0.938cm" svg:y="0cm">
              <draw:image xlink:href="Pictures/100000000000003C0000002AD0B6E29B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Algerien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>
            <draw:frame table:end-cell-address="'K.O.-Phase'.A20" table:end-x="0.6cm" table:end-y="0.461cm" draw:z-index="16" draw:name="Grafik 17" draw:style-name="gr1" draw:text-style-name="P1" svg:width="0.6cm" svg:height="0.46cm" svg:x="0cm" svg:y="0.001cm">
              <draw:image xlink:href="Pictures/100000000000003C0000002A6D9422EC.png" xlink:type="simple" xlink:show="embed" xlink:actuate="onLoad">
                <text:p/>
              </draw:image>
            </draw:frame>
          </table:table-cell>
          <table:table-cell table:style-name="ce7" office:value-type="string">
            <text:p>Mal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>
            <draw:frame table:end-cell-address="'K.O.-Phase'.A21" table:end-x="0.6cm" table:end-y="0.46cm" draw:z-index="17" draw:name="Grafik 15" draw:style-name="gr1" draw:text-style-name="P1" svg:width="0.6cm" svg:height="0.46cm" svg:x="0cm" svg:y="0cm">
              <draw:image xlink:href="Pictures/100000000000003C0000002A9BF170D9.png" xlink:type="simple" xlink:show="embed" xlink:actuate="onLoad">
                <text:p/>
              </draw:image>
            </draw:frame>
          </table:table-cell>
          <table:table-cell table:style-name="ce7" office:value-type="string">
            <text:p>Elfenbeinküs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3"/>
          <table:table-cell>
            <draw:frame table:end-cell-address="'K.O.-Phase'.E22" table:end-x="0.577cm" table:end-y="0.46cm" draw:z-index="18" draw:name="Grafik 15" draw:style-name="gr1" draw:text-style-name="P1" svg:width="0.6cm" svg:height="0.46cm" svg:x="0.974cm" svg:y="0cm">
              <draw:image xlink:href="Pictures/100000000000003C0000002A9BF170D9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Elfenbeinküste</text:p>
          </table:table-cell>
          <table:table-cell office:value-type="string">
            <text:p>1 (3 i.E.)</text:p>
          </table:table-cell>
          <table:table-cell table:number-columns-repeated="1017"/>
        </table:table-row>
        <table:table-row table:style-name="ro2">
          <table:table-cell table:number-columns-repeated="3"/>
          <table:table-cell>
            <draw:frame table:end-cell-address="'K.O.-Phase'.E23" table:end-x="0.577cm" table:end-y="0.461cm" draw:z-index="20" draw:name="Grafik 11" draw:style-name="gr1" draw:text-style-name="P1" svg:width="0.6cm" svg:height="0.46cm" svg:x="0.974cm" svg:y="0.001cm">
              <draw:image xlink:href="Pictures/100000000000003C0000002AD0B6E29B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Algerien</text:p>
          </table:table-cell>
          <table:table-cell office:value-type="string">
            <text:p>1 (4 i.E.)</text:p>
          </table:table-cell>
          <table:table-cell table:number-columns-repeated="1017"/>
        </table:table-row>
        <table:table-row table:style-name="ro2">
          <table:table-cell>
            <draw:frame table:end-cell-address="'K.O.-Phase'.A24" table:end-x="0.6cm" table:end-y="0.46cm" draw:z-index="19" draw:name="Grafik 11" draw:style-name="gr1" draw:text-style-name="P1" svg:width="0.6cm" svg:height="0.46cm" svg:x="0cm" svg:y="0cm">
              <draw:image xlink:href="Pictures/100000000000003C0000002AD0B6E29B.png" xlink:type="simple" xlink:show="embed" xlink:actuate="onLoad">
                <text:p/>
              </draw:image>
            </draw:frame>
          </table:table-cell>
          <table:table-cell table:style-name="ce7" office:value-type="string">
            <text:p>Algerie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>
            <draw:frame table:end-cell-address="'K.O.-Phase'.A25" table:end-x="0.6cm" table:end-y="0.461cm" draw:z-index="23" draw:name="Grafik 7" draw:style-name="gr1" draw:text-style-name="P1" svg:width="0.6cm" svg:height="0.46cm" svg:x="0cm" svg:y="0.001cm">
              <draw:image xlink:href="Pictures/100002010000003C0000002AC1DD7131.png" xlink:type="simple" xlink:show="embed" xlink:actuate="onLoad">
                <text:p/>
              </draw:image>
            </draw:frame>
          </table:table-cell>
          <table:table-cell table:style-name="ce7" office:value-type="string">
            <text:p>Guinea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K.O.-Phase'.I26" table:end-x="0.555cm" table:end-y="0.46cm" draw:z-index="21" draw:name="Grafik 11" draw:style-name="gr1" draw:text-style-name="P1" svg:width="0.6cm" svg:height="0.46cm" svg:x="0.951cm" svg:y="0cm">
              <draw:image xlink:href="Pictures/100000000000003C0000002AD0B6E29B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Algerien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number-columns-repeated="7"/>
          <table:table-cell>
            <draw:frame table:end-cell-address="'K.O.-Phase'.I27" table:end-x="0.555cm" table:end-y="0.46cm" draw:z-index="26" draw:name="Grafik 5" draw:style-name="gr1" draw:text-style-name="P1" svg:width="0.6cm" svg:height="0.46cm" svg:x="0.951cm" svg:y="0cm">
              <draw:image xlink:href="Pictures/100000000000003C0000002AE27C9FD2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Nigeria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>
            <draw:frame table:end-cell-address="'K.O.-Phase'.A28" table:end-x="0.6cm" table:end-y="0.461cm" draw:z-index="24" draw:name="Grafik 5" draw:style-name="gr1" draw:text-style-name="P1" svg:width="0.6cm" svg:height="0.46cm" svg:x="0cm" svg:y="0.001cm">
              <draw:image xlink:href="Pictures/100000000000003C0000002AE27C9FD2.png" xlink:type="simple" xlink:show="embed" xlink:actuate="onLoad">
                <text:p/>
              </draw:image>
            </draw:frame>
          </table:table-cell>
          <table:table-cell table:style-name="ce7" office:value-type="string">
            <text:p>Nigeria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>
            <draw:frame table:end-cell-address="'K.O.-Phase'.A29" table:end-x="0.6cm" table:end-y="0.46cm" draw:z-index="28" draw:name="Grafik 22" draw:style-name="gr1" draw:text-style-name="P1" svg:width="0.6cm" svg:height="0.46cm" svg:x="0cm" svg:y="0cm">
              <draw:image xlink:href="Pictures/100000000000003C0000002A7D38CDDE.png" xlink:type="simple" xlink:show="embed" xlink:actuate="onLoad">
                <text:p/>
              </draw:image>
            </draw:frame>
          </table:table-cell>
          <table:table-cell table:style-name="ce7" office:value-type="string">
            <text:p>Kameru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number-columns-repeated="3"/>
          <table:table-cell>
            <draw:frame table:end-cell-address="'K.O.-Phase'.E30" table:end-x="0.577cm" table:end-y="0.461cm" draw:z-index="25" draw:name="Grafik 5" draw:style-name="gr1" draw:text-style-name="P1" svg:width="0.6cm" svg:height="0.46cm" svg:x="0.974cm" svg:y="0.001cm">
              <draw:image xlink:href="Pictures/100000000000003C0000002AE27C9FD2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Nigeria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2" office:value-type="string" table:number-columns-spanned="2" table:number-rows-spanned="1">
            <text:p>Spiel um Platz 3</text:p>
          </table:table-cell>
          <table:covered-table-cell table:style-name="ce2"/>
          <table:table-cell table:number-columns-repeated="1009"/>
        </table:table-row>
        <table:table-row table:style-name="ro2">
          <table:table-cell table:number-columns-repeated="3"/>
          <table:table-cell>
            <draw:frame table:end-cell-address="'K.O.-Phase'.E31" table:end-x="0.577cm" table:end-y="0.46cm" draw:z-index="31" draw:name="Grafik 16" draw:style-name="gr1" draw:text-style-name="P1" svg:width="0.6cm" svg:height="0.46cm" svg:x="0.974cm" svg:y="0cm">
              <draw:image xlink:href="Pictures/100000000000003C0000002A2A04D9EB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Südafrika</text:p>
          </table:table-cell>
          <table:table-cell office:value-type="float" office:value="1">
            <text:p>1</text:p>
          </table:table-cell>
          <table:table-cell table:number-columns-repeated="4"/>
          <table:table-cell>
            <draw:frame table:end-cell-address="'K.O.-Phase'.M31" table:end-x="0.542cm" table:end-y="0.46cm" draw:z-index="15" draw:name="Grafik 18" draw:style-name="gr1" draw:text-style-name="P1" svg:width="0.6cm" svg:height="0.46cm" svg:x="0.938cm" svg:y="0cm">
              <draw:image xlink:href="Pictures/100000000000003C0000002ADF367654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Tunesien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>
            <draw:frame table:end-cell-address="'K.O.-Phase'.A32" table:end-x="0.6cm" table:end-y="0.461cm" draw:z-index="29" draw:name="Grafik 1" draw:style-name="gr1" draw:text-style-name="P1" svg:width="0.6cm" svg:height="0.46cm" svg:x="0cm" svg:y="0.001cm">
              <draw:image xlink:href="Pictures/100000000000003C0000002A5D9AE295.png" xlink:type="simple" xlink:show="embed" xlink:actuate="onLoad">
                <text:p/>
              </draw:image>
            </draw:frame>
          </table:table-cell>
          <table:table-cell table:style-name="ce7" office:value-type="string">
            <text:p>Ägypten</text:p>
          </table:table-cell>
          <table:table-cell office:value-type="float" office:value="0">
            <text:p>0</text:p>
          </table:table-cell>
          <table:table-cell table:number-columns-repeated="8"/>
          <table:table-cell>
            <draw:frame table:end-cell-address="'K.O.-Phase'.M32" table:end-x="0.542cm" table:end-y="0.461cm" draw:z-index="27" draw:name="Grafik 5" draw:style-name="gr1" draw:text-style-name="P1" svg:width="0.6cm" svg:height="0.46cm" svg:x="0.938cm" svg:y="0.001cm">
              <draw:image xlink:href="Pictures/100000000000003C0000002AE27C9FD2.png" xlink:type="simple" xlink:show="embed" xlink:actuate="onLoad">
                <text:p/>
              </draw:image>
            </draw:frame>
          </table:table-cell>
          <table:table-cell/>
          <table:table-cell table:style-name="ce7" office:value-type="string">
            <text:p>Nigeria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>
            <draw:frame table:end-cell-address="'K.O.-Phase'.A33" table:end-x="0.6cm" table:end-y="0.461cm" draw:z-index="30" draw:name="Grafik 16" draw:style-name="gr1" draw:text-style-name="P1" svg:width="0.6cm" svg:height="0.46cm" svg:x="0cm" svg:y="0.001cm">
              <draw:image xlink:href="Pictures/100000000000003C0000002A2A04D9EB.png" xlink:type="simple" xlink:show="embed" xlink:actuate="onLoad">
                <text:p/>
              </draw:image>
            </draw:frame>
          </table:table-cell>
          <table:table-cell table:style-name="ce7" office:value-type="string">
            <text:p>Südafrik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08.08.2020</text:date>, <text:time>12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9M43S</meta:editing-duration>
    <meta:editing-cycles>68</meta:editing-cycles>
    <meta:generator>OpenOffice/4.1.4$Win32 OpenOffice.org_project/414m5$Build-9788</meta:generator>
    <dc:date>2020-08-08T12:38:29.43</dc:date>
    <dc:creator>Felix Kahlert</dc:creator>
    <meta:document-statistic meta:table-count="4" meta:cell-count="753" meta:object-count="129"/>
    <meta:user-defined meta:name="Info 1"/>
    <meta:user-defined meta:name="Info 2"/>
    <meta:user-defined meta:name="Info 3"/>
    <meta:user-defined meta:name="Info 4"/>
  </office:meta>
</office:document-meta>
</file>